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684cm"/>
    </style:style>
    <style:style style:name="co14" style:family="table-column">
      <style:table-column-properties fo:break-before="auto" style:column-width="6.763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5.757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5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able-cell-properties fo:background-color="#00dcff"/>
    </style:style>
    <style:style style:name="ce8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ff"/>
      <style:map style:condition="cell-content()=0" style:apply-style-name="Untitled3" style:base-cell-address="Hoja2.E3"/>
      <style:map style:condition="cell-content()=1" style:apply-style-name="Untitled2" style:base-cell-address="Hoja2.E3"/>
    </style:style>
    <style:style style:name="ce10" style:family="table-cell" style:parent-style-name="Default">
      <style:table-cell-properties fo:background-color="#e6e6ff"/>
      <style:map style:condition="cell-content()=0" style:apply-style-name="Untitled3" style:base-cell-address="Hoja2.E6"/>
      <style:map style:condition="cell-content()=1" style:apply-style-name="Untitled2" style:base-cell-address="Hoja2.E6"/>
    </style:style>
    <style:style style:name="ce11" style:family="table-cell" style:parent-style-name="Default">
      <style:table-cell-properties fo:background-color="#e6e6ff"/>
      <style:map style:condition="cell-content()=0" style:apply-style-name="Untitled3" style:base-cell-address="Hoja2.E18"/>
      <style:map style:condition="cell-content()=1" style:apply-style-name="Untitled2" style:base-cell-address="Hoja2.E18"/>
    </style:style>
    <style:style style:name="ce12" style:family="table-cell" style:parent-style-name="Default">
      <style:table-cell-properties fo:background-color="#e6e6ff"/>
      <style:map style:condition="cell-content()=0" style:apply-style-name="Untitled3" style:base-cell-address="Hoja2.E19"/>
      <style:map style:condition="cell-content()=1" style:apply-style-name="Untitled2" style:base-cell-address="Hoja2.E19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E27"/>
      <style:map style:condition="cell-content()=1" style:apply-style-name="Untitled2" style:base-cell-address="Hoja2.E27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E28"/>
      <style:map style:condition="cell-content()=1" style:apply-style-name="Untitled2" style:base-cell-address="Hoja2.E28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E44"/>
      <style:map style:condition="cell-content()=1" style:apply-style-name="Untitled2" style:base-cell-address="Hoja2.E44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E47"/>
      <style:map style:condition="cell-content()=1" style:apply-style-name="Untitled2" style:base-cell-address="Hoja2.E47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E49"/>
      <style:map style:condition="cell-content()=1" style:apply-style-name="Untitled2" style:base-cell-address="Hoja2.E49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E52"/>
      <style:map style:condition="cell-content()=1" style:apply-style-name="Untitled2" style:base-cell-address="Hoja2.E52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E64"/>
      <style:map style:condition="cell-content()=1" style:apply-style-name="Untitled2" style:base-cell-address="Hoja2.E64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E65"/>
      <style:map style:condition="cell-content()=1" style:apply-style-name="Untitled2" style:base-cell-address="Hoja2.E65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E73"/>
      <style:map style:condition="cell-content()=1" style:apply-style-name="Untitled2" style:base-cell-address="Hoja2.E73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E74"/>
      <style:map style:condition="cell-content()=1" style:apply-style-name="Untitled2" style:base-cell-address="Hoja2.E74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E90"/>
      <style:map style:condition="cell-content()=1" style:apply-style-name="Untitled2" style:base-cell-address="Hoja2.E90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E93"/>
      <style:map style:condition="cell-content()=1" style:apply-style-name="Untitled2" style:base-cell-address="Hoja2.E93"/>
    </style:style>
    <style:style style:name="ce25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map style:condition="cell-content()=0" style:apply-style-name="Untitled3" style:base-cell-address="Hoja2.E3"/>
      <style:map style:condition="cell-content()=1" style:apply-style-name="Untitled2" style:base-cell-address="Hoja2.E3"/>
    </style:style>
    <style:style style:name="ce28" style:family="table-cell" style:parent-style-name="Default">
      <style:map style:condition="cell-content()=0" style:apply-style-name="Untitled3" style:base-cell-address="Hoja2.E49"/>
      <style:map style:condition="cell-content()=1" style:apply-style-name="Untitled2" style:base-cell-address="Hoja2.E49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 calcext:value-type="string">
            <text:p>access_academic_title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 calcext:value-type="string">
            <text:p>access_academic_career_line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 calcext:value-type="string">
            <text:p>access_academic_career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 calcext:value-type="string">
            <text:p>access_academic_charge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 calcext:value-type="string">
            <text:p>access_academic_course_line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 calcext:value-type="string">
            <text:p>access_academic_course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 calcext:value-type="string">
            <text:p>access_academic_course_parallel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 calcext:value-type="string">
            <text:p>access_academic_distributive_detail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 calcext:value-type="string">
            <text:p>access_academic_distributive_line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 calcext:value-type="string">
            <text:p>access_academic_distributive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 calcext:value-type="string">
            <text:p>access_academic_educational_detail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 calcext:value-type="string">
            <text:p>access_academic_edinstitution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 calcext:value-type="string">
            <text:p>access_academic_enrollment_drag_line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 calcext:value-type="string">
            <text:p>access_academic_enroll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 calcext:value-type="string">
            <text:p>access_academic_enrollment_period_type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 calcext:value-type="string">
            <text:p>access_academic_enrollment_subject_line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 calcext:value-type="string">
            <text:p>access_academic_equivalence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 calcext:value-type="string">
            <text:p>access_academic_faculty_line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 calcext:value-type="string">
            <text:p>access_academic_facult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 calcext:value-type="string">
            <text:p>access_academic_famil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 calcext:value-type="string">
            <text:p>access_academic_inasistance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 calcext:value-type="string">
            <text:p>access_academic_rate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 calcext:value-type="string">
            <text:p>access_academic_inscription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 calcext:value-type="string">
            <text:p>access_academic_institution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 calcext:value-type="string">
            <text:p>access_academic_grid_level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 calcext:value-type="string">
            <text:p>access_academic_grid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 calcext:value-type="string">
            <text:p>access_academic_inpu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 calcext:value-type="string">
            <text:p>access_academic_period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 calcext:value-type="string">
            <text:p>access_academic_person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 calcext:value-type="string">
            <text:p>access_academic_registered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 calcext:value-type="string">
            <text:p>access_academic_profession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 calcext:value-type="string">
            <text:p>access_academic_qualitative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 calcext:value-type="string">
            <text:p>access_academic_ratif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 calcext:value-type="string">
            <text:p>access_academic_schedule_line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 calcext:value-type="string">
            <text:p>access_academic_schedule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 calcext:value-type="string">
            <text:p>access_academic_schoolperiod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 calcext:value-type="string">
            <text:p>access_academic_schoolperiod_rule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 calcext:value-type="string">
            <text:p>access_base_res_country_state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 calcext:value-type="string">
            <text:p>access_academic_stud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 calcext:value-type="string">
            <text:p>access_academic_subjec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 calcext:value-type="string">
            <text:p>access_academic_teacher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 calcext:value-type="string">
            <text:p>access_academic_uni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 calcext:value-type="string">
            <text:p>access_base_res_partner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 calcext:value-type="string">
            <text:p>access_base_res_users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 calcext:value-type="string">
            <text:p>access_academic_title_faculty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 calcext:value-type="string">
            <text:p>access_academic_career_faculty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 calcext:value-type="string">
            <text:p>access_academic_career_line_faculty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 calcext:value-type="string">
            <text:p>access_academic_charge_faculty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faculty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 calcext:value-type="string">
            <text:p>access_academic_course_faculty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 calcext:value-type="string">
            <text:p>access_academic_course_line_faculty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 calcext:value-type="string">
            <text:p>access_academic_course_parallel_faculty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 calcext:value-type="string">
            <text:p>access_academic_distributive_detail_faculty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 calcext:value-type="string">
            <text:p>access_academic_distributive_faculty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 calcext:value-type="string">
            <text:p>access_academic_distributive_line_faculty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 calcext:value-type="string">
            <text:p>access_academic_edinstitution_faculty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 calcext:value-type="string">
            <text:p>access_academic_educational_detail_faculty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 calcext:value-type="string">
            <text:p>access_academic_enrollment_drag_line_faculty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 calcext:value-type="string">
            <text:p>access_academic_enrollment_faculty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 calcext:value-type="string">
            <text:p>access_academic_enrollment_period_type_faculty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 calcext:value-type="string">
            <text:p>access_academic_enrollment_subject_line_faculty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 calcext:value-type="string">
            <text:p>access_academic_equivalence_faculty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 calcext:value-type="string">
            <text:p>access_academic_faculty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 calcext:value-type="string">
            <text:p>access_academic_faculty_line_faculty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 calcext:value-type="string">
            <text:p>access_academic_family_facult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 calcext:value-type="string">
            <text:p>access_academic_inasistance_faculty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 calcext:value-type="string">
            <text:p>access_academic_rate_faculty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 calcext:value-type="string">
            <text:p>access_academic_inscription_faculty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 calcext:value-type="string">
            <text:p>access_academic_institution_faculty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 calcext:value-type="string">
            <text:p>access_academic_grid_faculty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 calcext:value-type="string">
            <text:p>access_academic_grid_level_faculty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 calcext:value-type="string">
            <text:p>access_academic_period_faculty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 calcext:value-type="string">
            <text:p>access_academic_input_faculty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 calcext:value-type="string">
            <text:p>access_academic_person_faculty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 calcext:value-type="string">
            <text:p>access_academic_registered_faculty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 calcext:value-type="string">
            <text:p>access_academic_profession_faculty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 calcext:value-type="string">
            <text:p>access_academic_qualitative_faculty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 calcext:value-type="string">
            <text:p>access_academic_ratify_facult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 calcext:value-type="string">
            <text:p>access_academic_schedule_faculty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 calcext:value-type="string">
            <text:p>access_academic_schedule_line_faculty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 calcext:value-type="string">
            <text:p>access_academic_schoolperiod_faculty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 calcext:value-type="string">
            <text:p>access_academic_schoolperiod_rule_faculty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 calcext:value-type="string">
            <text:p>access_base_res_country_state_faculty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 calcext:value-type="string">
            <text:p>access_academic_student_faculty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 calcext:value-type="string">
            <text:p>access_academic_subject_faculty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 calcext:value-type="string">
            <text:p>access_academic_teacher_faculty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 calcext:value-type="string">
            <text:p>access_academic_unit_faculty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 calcext:value-type="string">
            <text:p>access_base_res_partner_faculty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 calcext:value-type="string">
            <text:p>access_base_res_users_faculty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 calcext:value-type="string">
            <text:p>access_academic_title_secretary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 calcext:value-type="string">
            <text:p>access_academic_career_line_secretary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 calcext:value-type="string">
            <text:p>access_academic_career_secretary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 calcext:value-type="string">
            <text:p>access_academic_charge_secretary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_manag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 calcext:value-type="string">
            <text:p>access_academic_course_line_secretary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 calcext:value-type="string">
            <text:p>access_academic_course_secretary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 calcext:value-type="string">
            <text:p>access_academic_course_parallel_secretary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 calcext:value-type="string">
            <text:p>access_academic_distributive_detail_secretary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 calcext:value-type="string">
            <text:p>access_academic_distributive_line_secretary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 calcext:value-type="string">
            <text:p>access_academic_distributive_secretary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 calcext:value-type="string">
            <text:p>access_academic_educational_detail_secretary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 calcext:value-type="string">
            <text:p>access_academic_edinstitution_secretary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 calcext:value-type="string">
            <text:p>access_academic_enrollment_drag_line_secretary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 calcext:value-type="string">
            <text:p>access_academic_enrollment_secretary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 calcext:value-type="string">
            <text:p>access_academic_enrollment_period_type_secretary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 calcext:value-type="string">
            <text:p>access_academic_enrollment_subject_line_secretary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 calcext:value-type="string">
            <text:p>access_academic_equivalence_secretary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 calcext:value-type="string">
            <text:p>access_academic_faculty_line_secretary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 calcext:value-type="string">
            <text:p>access_academic_faculty_secretar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 calcext:value-type="string">
            <text:p>access_academic_family_secretar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 calcext:value-type="string">
            <text:p>access_academic_inasistance_secretary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 calcext:value-type="string">
            <text:p>access_academic_rate_secretary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 calcext:value-type="string">
            <text:p>access_academic_inscription_secretary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 calcext:value-type="string">
            <text:p>access_academic_institution_secretary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 calcext:value-type="string">
            <text:p>access_academic_grid_level_secretary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 calcext:value-type="string">
            <text:p>access_academic_grid_secretary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 calcext:value-type="string">
            <text:p>access_academic_input_secretary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 calcext:value-type="string">
            <text:p>access_academic_period_secretary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 calcext:value-type="string">
            <text:p>access_academic_person_secretary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 calcext:value-type="string">
            <text:p>access_academic_registered_secretary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 calcext:value-type="string">
            <text:p>access_academic_profession_secretary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 calcext:value-type="string">
            <text:p>access_academic_qualitative_secretary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 calcext:value-type="string">
            <text:p>access_academic_ratify_secretar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 calcext:value-type="string">
            <text:p>access_academic_schedule_line_secretary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 calcext:value-type="string">
            <text:p>access_academic_schedule_secretary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 calcext:value-type="string">
            <text:p>access_academic_schoolperiod_secretary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 calcext:value-type="string">
            <text:p>access_academic_schoolperiod_rule_secretary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 calcext:value-type="string">
            <text:p>access_base_res_country_state_secretary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 calcext:value-type="string">
            <text:p>access_academic_student_secretary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 calcext:value-type="string">
            <text:p>access_academic_subject_secretary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 calcext:value-type="string">
            <text:p>access_academic_teacher_secretary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 calcext:value-type="string">
            <text:p>access_academic_unit_secretary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 calcext:value-type="string">
            <text:p>access_base_res_partner_secretary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 calcext:value-type="string">
            <text:p>access_base_res_users_secretary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 calcext:value-type="string">
            <text:p>access_academic_title_departament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 calcext:value-type="string">
            <text:p>access_academic_career_line_departament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 calcext:value-type="string">
            <text:p>access_academic_career_departament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 calcext:value-type="string">
            <text:p>access_academic_charge_departament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 calcext:value-type="string">
            <text:p>access_academic_course_line_departament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 calcext:value-type="string">
            <text:p>access_academic_course_departament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 calcext:value-type="string">
            <text:p>access_academic_course_parallel_departament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 calcext:value-type="string">
            <text:p>access_academic_distributive_detail_departament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 calcext:value-type="string">
            <text:p>access_academic_distributive_line_departament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 calcext:value-type="string">
            <text:p>access_academic_distributive_departament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 calcext:value-type="string">
            <text:p>access_academic_educational_detail_departament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 calcext:value-type="string">
            <text:p>access_academic_edinstitution_departament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 calcext:value-type="string">
            <text:p>access_academic_enrollment_drag_line_departament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 calcext:value-type="string">
            <text:p>access_academic_enrollment_departa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 calcext:value-type="string">
            <text:p>access_academic_enrollment_period_type_departament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 calcext:value-type="string">
            <text:p>access_academic_enrollment_subject_line_departament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 calcext:value-type="string">
            <text:p>access_academic_equivalence_departament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 calcext:value-type="string">
            <text:p>access_academic_faculty_line_departament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 calcext:value-type="string">
            <text:p>access_academic_faculty_departament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 calcext:value-type="string">
            <text:p>access_academic_family_departament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 calcext:value-type="string">
            <text:p>access_academic_inasistance_departament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 calcext:value-type="string">
            <text:p>access_academic_rate_departament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 calcext:value-type="string">
            <text:p>access_academic_inscription_departament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 calcext:value-type="string">
            <text:p>access_academic_institution_departament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 calcext:value-type="string">
            <text:p>access_academic_grid_level_departament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 calcext:value-type="string">
            <text:p>access_academic_grid_departament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 calcext:value-type="string">
            <text:p>access_academic_input_departamen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 calcext:value-type="string">
            <text:p>access_academic_period_departament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 calcext:value-type="string">
            <text:p>access_academic_person_departament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 calcext:value-type="string">
            <text:p>access_academic_registered_departament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 calcext:value-type="string">
            <text:p>access_academic_profession_departament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 calcext:value-type="string">
            <text:p>access_academic_qualitative_departament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 calcext:value-type="string">
            <text:p>access_academic_ratify_departament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 calcext:value-type="string">
            <text:p>access_academic_schedule_line_departament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 calcext:value-type="string">
            <text:p>access_academic_schedule_departament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 calcext:value-type="string">
            <text:p>access_academic_schoolperiod_departament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 calcext:value-type="string">
            <text:p>access_academic_schoolperiod_rule_departament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 calcext:value-type="string">
            <text:p>access_base_res_country_state_departament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 calcext:value-type="string">
            <text:p>access_academic_student_departam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 calcext:value-type="string">
            <text:p>access_academic_subject_departamen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 calcext:value-type="string">
            <text:p>access_academic_teacher_departament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 calcext:value-type="string">
            <text:p>access_academic_unit_departamen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 calcext:value-type="string">
            <text:p>access_base_res_partner_departament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 calcext:value-type="string">
            <text:p>access_base_res_users_departament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 calcext:value-type="string">
            <text:p>access_academic_title_departament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 calcext:value-type="string">
            <text:p>access_academic_career_line_departament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 calcext:value-type="string">
            <text:p>access_academic_career_departament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 calcext:value-type="string">
            <text:p>access_academic_charge_departament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 calcext:value-type="string">
            <text:p>access_academic_course_line_departament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 calcext:value-type="string">
            <text:p>access_academic_course_departament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 calcext:value-type="string">
            <text:p>access_academic_course_parallel_departament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 calcext:value-type="string">
            <text:p>access_academic_distributive_detail_departament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 calcext:value-type="string">
            <text:p>access_academic_distributive_line_departament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 calcext:value-type="string">
            <text:p>access_academic_distributive_departament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 calcext:value-type="string">
            <text:p>access_academic_educational_detail_departament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 calcext:value-type="string">
            <text:p>access_academic_edinstitution_departament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 calcext:value-type="string">
            <text:p>access_academic_enrollment_drag_line_departament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 calcext:value-type="string">
            <text:p>access_academic_enrollment_departa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 calcext:value-type="string">
            <text:p>access_academic_enrollment_period_type_departament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 calcext:value-type="string">
            <text:p>access_academic_enrollment_subject_line_departament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 calcext:value-type="string">
            <text:p>access_academic_equivalence_departament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 calcext:value-type="string">
            <text:p>access_academic_faculty_line_departament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 calcext:value-type="string">
            <text:p>access_academic_faculty_departament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 calcext:value-type="string">
            <text:p>access_academic_family_departament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 calcext:value-type="string">
            <text:p>access_academic_inasistance_departament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 calcext:value-type="string">
            <text:p>access_academic_rate_departament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 calcext:value-type="string">
            <text:p>access_academic_inscription_departament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 calcext:value-type="string">
            <text:p>access_academic_institution_departament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 calcext:value-type="string">
            <text:p>access_academic_grid_level_departament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 calcext:value-type="string">
            <text:p>access_academic_grid_departament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 calcext:value-type="string">
            <text:p>access_academic_input_departamen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 calcext:value-type="string">
            <text:p>access_academic_period_departament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 calcext:value-type="string">
            <text:p>access_academic_person_departament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 calcext:value-type="string">
            <text:p>access_academic_registered_departament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 calcext:value-type="string">
            <text:p>access_academic_profession_departament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 calcext:value-type="string">
            <text:p>access_academic_qualitative_departament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 calcext:value-type="string">
            <text:p>access_academic_ratify_departament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 calcext:value-type="string">
            <text:p>access_academic_schedule_line_departament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 calcext:value-type="string">
            <text:p>access_academic_schedule_departament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 calcext:value-type="string">
            <text:p>access_academic_schoolperiod_departament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 calcext:value-type="string">
            <text:p>access_academic_schoolperiod_rule_departament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 calcext:value-type="string">
            <text:p>access_base_res_country_state_departament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 calcext:value-type="string">
            <text:p>access_academic_student_departam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 calcext:value-type="string">
            <text:p>access_academic_subject_departamen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 calcext:value-type="string">
            <text:p>access_academic_teacher_departament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 calcext:value-type="string">
            <text:p>access_academic_unit_departamen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 calcext:value-type="string">
            <text:p>access_base_res_partner_departament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 calcext:value-type="string">
            <text:p>access_base_res_users_departament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 calcext:value-type="string">
            <text:p>access_academic_title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 calcext:value-type="string">
            <text:p>access_academic_career_line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 calcext:value-type="string">
            <text:p>access_academic_career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 calcext:value-type="string">
            <text:p>access_academic_charge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 calcext:value-type="string">
            <text:p>access_academic_course_line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 calcext:value-type="string">
            <text:p>access_academic_course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 calcext:value-type="string">
            <text:p>access_academic_course_parallel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 calcext:value-type="string">
            <text:p>access_academic_distributive_detail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 calcext:value-type="string">
            <text:p>access_academic_distributive_line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 calcext:value-type="string">
            <text:p>access_academic_distributive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 calcext:value-type="string">
            <text:p>access_academic_educational_detail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 calcext:value-type="string">
            <text:p>access_academic_edinstitution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 calcext:value-type="string">
            <text:p>access_academic_enrollment_drag_line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 calcext:value-type="string">
            <text:p>access_academic_enroll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 calcext:value-type="string">
            <text:p>access_academic_enrollment_period_type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 calcext:value-type="string">
            <text:p>access_academic_enrollment_subject_line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 calcext:value-type="string">
            <text:p>access_academic_equivalence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 calcext:value-type="string">
            <text:p>access_academic_faculty_line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 calcext:value-type="string">
            <text:p>access_academic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 calcext:value-type="string">
            <text:p>access_academic_famil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 calcext:value-type="string">
            <text:p>access_academic_inasistance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 calcext:value-type="string">
            <text:p>access_academic_rate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 calcext:value-type="string">
            <text:p>access_academic_inscription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 calcext:value-type="string">
            <text:p>access_academic_institution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 calcext:value-type="string">
            <text:p>access_academic_grid_level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 calcext:value-type="string">
            <text:p>access_academic_grid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 calcext:value-type="string">
            <text:p>access_academic_inpu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 calcext:value-type="string">
            <text:p>access_academic_period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 calcext:value-type="string">
            <text:p>access_academic_person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 calcext:value-type="string">
            <text:p>access_academic_registered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 calcext:value-type="string">
            <text:p>access_academic_profession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 calcext:value-type="string">
            <text:p>access_academic_qualitative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 calcext:value-type="string">
            <text:p>access_academic_ratif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 calcext:value-type="string">
            <text:p>access_academic_schedule_line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 calcext:value-type="string">
            <text:p>access_academic_schedule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 calcext:value-type="string">
            <text:p>access_academic_schoolperiod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 calcext:value-type="string">
            <text:p>access_academic_schoolperiod_rule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 calcext:value-type="string">
            <text:p>access_base_res_country_state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 calcext:value-type="string">
            <text:p>access_academic_stud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 calcext:value-type="string">
            <text:p>access_academic_subjec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 calcext:value-type="string">
            <text:p>access_academic_teacher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 calcext:value-type="string">
            <text:p>access_academic_uni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 calcext:value-type="string">
            <text:p>access_report_aeroo_report_mimetypes_secretary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 calcext:value-type="string">
            <text:p>access_academic_title_teach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 calcext:value-type="string">
            <text:p>access_academic_career_teach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 calcext:value-type="string">
            <text:p>access_academic_career_line_teach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 calcext:value-type="string">
            <text:p>access_academic_charge_teach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 calcext:value-type="string">
            <text:p>access_academic_course_teach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 calcext:value-type="string">
            <text:p>access_academic_course_line_teach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 calcext:value-type="string">
            <text:p>access_academic_course_parallel_teach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 calcext:value-type="string">
            <text:p>access_academic_distributive_teach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 calcext:value-type="string">
            <text:p>access_academic_distributive_detail_teach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 calcext:value-type="string">
            <text:p>access_academic_distributive_line_teach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 calcext:value-type="string">
            <text:p>access_academic_edinstitution_teach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 calcext:value-type="string">
            <text:p>access_academic_educational_detail_teach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 calcext:value-type="string">
            <text:p>access_academic_enrollment_teach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 calcext:value-type="string">
            <text:p>access_academic_enrollment_drag_line_teach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 calcext:value-type="string">
            <text:p>access_academic_enrollment_period_type_teach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 calcext:value-type="string">
            <text:p>access_academic_enrollment_subject_line_teach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 calcext:value-type="string">
            <text:p>access_academic_faculty_teach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 calcext:value-type="string">
            <text:p>access_academic_faculty_line_teach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 calcext:value-type="string">
            <text:p>access_academic_family_teach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 calcext:value-type="string">
            <text:p>access_academic_rate_teach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 calcext:value-type="string">
            <text:p>access_academic_inscription_teach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teac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 calcext:value-type="string">
            <text:p>access_academic_institution_teach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 calcext:value-type="string">
            <text:p>access_academic_grid_teach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 calcext:value-type="string">
            <text:p>access_academic_grid_level_teach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 calcext:value-type="string">
            <text:p>access_academic_period_teach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 calcext:value-type="string">
            <text:p>access_academic_input_teach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 calcext:value-type="string">
            <text:p>access_academic_registered_teach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 calcext:value-type="string">
            <text:p>access_academic_profession_teach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 calcext:value-type="string">
            <text:p>access_academic_ratify_teach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 calcext:value-type="string">
            <text:p>access_academic_schoolperiod_teach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 calcext:value-type="string">
            <text:p>access_academic_schoolperiod_rule_teach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 calcext:value-type="string">
            <text:p>access_base_res_country_state_teach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 calcext:value-type="string">
            <text:p>access_academic_student_teach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 calcext:value-type="string">
            <text:p>access_academic_subject_teach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 calcext:value-type="string">
            <text:p>access_academic_teacher_teach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 calcext:value-type="string">
            <text:p>access_academic_unit_teacher</text:p>
          </table:table-cell>
          <table:table-cell office:value-type="string" calcext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 calcext:value-type="string">
            <text:p>access_base_res_partner_teach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 calcext:value-type="string">
            <text:p>access_base_res_users_teach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 calcext:value-type="string">
            <text:p>access_academic_career_inspecto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 calcext:value-type="string">
            <text:p>access_academic_course_inspecto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 calcext:value-type="string">
            <text:p>access_academic_course_line_inspecto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 calcext:value-type="string">
            <text:p>access_academic_course_parallel_inspecto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 calcext:value-type="string">
            <text:p>access_academic_distributive_detail_inspecto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 calcext:value-type="string">
            <text:p>access_academic_inasistance_inspecto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inspect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 calcext:value-type="string">
            <text:p>access_academic_input_inspector</text:p>
          </table:table-cell>
          <table:table-cell office:value-type="string" calcext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 calcext:value-type="string">
            <text:p>access_academic_period_inspecto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 calcext:value-type="string">
            <text:p>access_academic_schoolperiod_inspecto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 calcext:value-type="string">
            <text:p>access_academic_title_student</text:p>
          </table:table-cell>
          <table:table-cell office:value-type="string" calcext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 calcext:value-type="string">
            <text:p>access_academic_career_line_student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 calcext:value-type="string">
            <text:p>access_academic_career_student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 calcext:value-type="string">
            <text:p>access_academic_charge_student</text:p>
          </table:table-cell>
          <table:table-cell office:value-type="string" calcext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 calcext:value-type="string">
            <text:p>access_academic_course_line_student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 calcext:value-type="string">
            <text:p>access_academic_course_student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 calcext:value-type="string">
            <text:p>access_academic_course_parallel_student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 calcext:value-type="string">
            <text:p>access_academic_distributive_detail_student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 calcext:value-type="string">
            <text:p>access_academic_distributive_line_student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 calcext:value-type="string">
            <text:p>access_academic_distributive_student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 calcext:value-type="string">
            <text:p>access_academic_educational_detail_student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 calcext:value-type="string">
            <text:p>access_academic_edinstitution_student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 calcext:value-type="string">
            <text:p>access_academic_enrollment_drag_line_student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 calcext:value-type="string">
            <text:p>access_academic_enrollment_student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 calcext:value-type="string">
            <text:p>access_academic_enrollment_period_type_student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 calcext:value-type="string">
            <text:p>access_academic_enrollment_subject_line_student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 calcext:value-type="string">
            <text:p>access_academic_equivalence_student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 calcext:value-type="string">
            <text:p>access_academic_faculty_line_student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 calcext:value-type="string">
            <text:p>access_academic_faculty_student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 calcext:value-type="string">
            <text:p>access_academic_family_student</text:p>
          </table:table-cell>
          <table:table-cell office:value-type="string" calcext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 calcext:value-type="string">
            <text:p>access_academic_inasistance_student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 calcext:value-type="string">
            <text:p>access_academic_rate_student</text:p>
          </table:table-cell>
          <table:table-cell office:value-type="string" calcext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 calcext:value-type="string">
            <text:p>access_academic_inscription_student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 calcext:value-type="string">
            <text:p>access_academic_institution_student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 calcext:value-type="string">
            <text:p>access_academic_grid_level_student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 calcext:value-type="string">
            <text:p>access_academic_grid_student</text:p>
          </table:table-cell>
          <table:table-cell office:value-type="string" calcext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 calcext:value-type="string">
            <text:p>access_academic_input_student</text:p>
          </table:table-cell>
          <table:table-cell office:value-type="string" calcext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 calcext:value-type="string">
            <text:p>access_academic_period_student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 calcext:value-type="string">
            <text:p>access_academic_person_student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 calcext:value-type="string">
            <text:p>access_academic_registered_student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 calcext:value-type="string">
            <text:p>access_academic_profession_student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 calcext:value-type="string">
            <text:p>access_academic_qualitative_student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 calcext:value-type="string">
            <text:p>access_academic_ratify_student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 calcext:value-type="string">
            <text:p>access_academic_schedule_line_student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 calcext:value-type="string">
            <text:p>access_academic_schedule_student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 calcext:value-type="string">
            <text:p>access_academic_schoolperiod_student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 calcext:value-type="string">
            <text:p>access_academic_schoolperiod_rule_student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 calcext:value-type="string">
            <text:p>access_base_res_country_state_student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 calcext:value-type="string">
            <text:p>access_academic_student_student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 calcext:value-type="string">
            <text:p>access_academic_subject_student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 calcext:value-type="string">
            <text:p>access_academic_teacher_student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 calcext:value-type="string">
            <text:p>access_academic_unit_student</text:p>
          </table:table-cell>
          <table:table-cell office:value-type="string" calcext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 calcext:value-type="string">
            <text:p>access_base_res_partner_student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tudent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 calcext:value-type="string">
            <text:p>access_base_res_users_student</text:p>
          </table:table-cell>
          <table:table-cell office:value-type="string" calcext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odel_id:id</text:p>
          </table:table-cell>
          <table:table-cell table:style-name="ce3" office:value-type="string" calcext:value-type="string">
            <text:p>group_id:id</text:p>
          </table:table-cell>
          <table:table-cell table:style-name="ce8" office:value-type="string" calcext:value-type="string">
            <text:p>perm_read</text:p>
          </table:table-cell>
          <table:table-cell table:style-name="ce8" office:value-type="string" calcext:value-type="string">
            <text:p>perm_write</text:p>
          </table:table-cell>
          <table:table-cell table:style-name="ce8" office:value-type="string" calcext:value-type="string">
            <text:p>perm_create</text:p>
          </table:table-cell>
          <table:table-cell table:style-name="ce8" office:value-type="string" calcext:value-type="string">
            <text:p>perm_unlink</text:p>
          </table:table-cell>
          <table:table-cell table:style-name="ce25" table:number-columns-repeated="1016"/>
        </table:table-row>
        <table:table-row table:style-name="ro2">
          <table:table-cell table:style-name="ce4"/>
          <table:table-cell table:style-name="ce6"/>
          <table:table-cell table:style-name="ce4"/>
          <table:table-cell table:style-name="ce6" table:number-columns-repeated="1021"/>
        </table:table-row>
        <table:table-row table:style-name="ro4">
          <table:table-cell table:style-name="ce5" table:formula="of:=CONCATENATE( &quot;access_&quot;;  SUBSTITUTE([.B3];&quot;.&quot;;&quot;_&quot;); &quot;_&quot; ;RIGHT([.D3];LEN([.D3])-FIND(&quot;_&quot;;[.D3]))          )" office:value-type="string" office:string-value="access_base_res_country_kemas_recordings_librarian" calcext:value-type="string">
            <text:p>access_base_res_country_kemas_recordings_librarian</text:p>
          </table:table-cell>
          <table:table-cell table:style-name="ce7" office:value-type="string" calcext:value-type="string">
            <text:p>base.res.country</text:p>
          </table:table-cell>
          <table:table-cell table:style-name="ce5" table:formula="of:=CONCATENATE(LEFT([.B3];FIND(&quot;.&quot;;[.B3])); &quot;model_&quot;;  SUBSTITUTE(RIGHT([.B3];LEN([.B3])-FIND(&quot;.&quot;;[.B3]));&quot;.&quot;;&quot;_&quot;)          )" office:value-type="string" office:string-value="base.model_res_country" calcext:value-type="string">
            <text:p>base.model_res_country</text:p>
          </table:table-cell>
          <table:table-cell table:style-name="ce7" office:value-type="string" calcext:value-type="string">
            <text:p>group_kemas_recordings_libraria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6" table:number-columns-repeated="1016"/>
        </table:table-row>
        <table:table-row table:style-name="ro4">
          <table:table-cell table:style-name="ce5" table:formula="of:=CONCATENATE( &quot;access_&quot;;  SUBSTITUTE([.B4];&quot;.&quot;;&quot;_&quot;); &quot;_&quot; ;RIGHT([.D4];LEN([.D4])-FIND(&quot;_&quot;;[.D4]))          )" office:value-type="string" office:string-value="access_base_res_country_state_kemas_recordings_librarian" calcext:value-type="string">
            <text:p>access_base_res_country_state_kemas_recordings_librarian</text:p>
          </table:table-cell>
          <table:table-cell table:style-name="ce7" office:value-type="string" calcext:value-type="string">
            <text:p>base.res.country.state</text:p>
          </table:table-cell>
          <table:table-cell table:style-name="ce5" table:formula="of:=CONCATENATE(LEFT([.B4];FIND(&quot;.&quot;;[.B4])); &quot;model_&quot;;  SUBSTITUTE(RIGHT([.B4];LEN([.B4])-FIND(&quot;.&quot;;[.B4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7" office:value-type="string" calcext:value-type="string">
            <text:p>group_kemas_recordings_libraria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6" table:number-columns-repeated="1016"/>
        </table:table-row>
        <table:table-row table:style-name="ro4">
          <table:table-cell table:style-name="ce5" table:formula="of:=CONCATENATE( &quot;access_&quot;;  SUBSTITUTE([.B5];&quot;.&quot;;&quot;_&quot;); &quot;_&quot; ;RIGHT([.D5];LEN([.D5])-FIND(&quot;_&quot;;[.D5]))          )" office:value-type="string" office:string-value="access_base_res_partner_kemas_recordings_librarian" calcext:value-type="string">
            <text:p>access_base_res_partner_kemas_recordings_librarian</text:p>
          </table:table-cell>
          <table:table-cell table:style-name="ce7" office:value-type="string" calcext:value-type="string">
            <text:p>base.res.partner</text:p>
          </table:table-cell>
          <table:table-cell table:style-name="ce5" table:formula="of:=CONCATENATE(LEFT([.B5];FIND(&quot;.&quot;;[.B5])); &quot;model_&quot;;  SUBSTITUTE(RIGHT([.B5];LEN([.B5])-FIND(&quot;.&quot;;[.B5]));&quot;.&quot;;&quot;_&quot;)          )" office:value-type="string" office:string-value="base.model_res_partner" calcext:value-type="string">
            <text:p>base.model_res_partner</text:p>
          </table:table-cell>
          <table:table-cell table:style-name="ce7" office:value-type="string" calcext:value-type="string">
            <text:p>group_kemas_recordings_libraria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6" table:number-columns-repeated="1016"/>
        </table:table-row>
        <table:table-row table:style-name="ro4">
          <table:table-cell table:style-name="ce5" table:formula="of:=CONCATENATE( &quot;access_&quot;;  SUBSTITUTE([.B6];&quot;.&quot;;&quot;_&quot;); &quot;_&quot; ;RIGHT([.D6];LEN([.D6])-FIND(&quot;_&quot;;[.D6]))          )" office:value-type="string" office:string-value="access_base_res_company_kemas_recordings_librarian" calcext:value-type="string">
            <text:p>access_base_res_company_kemas_recordings_librarian</text:p>
          </table:table-cell>
          <table:table-cell table:style-name="ce7" office:value-type="string" calcext:value-type="string">
            <text:p>base.res.company</text:p>
          </table:table-cell>
          <table:table-cell table:style-name="ce5" table:formula="of:=CONCATENATE(LEFT([.B6];FIND(&quot;.&quot;;[.B6])); &quot;model_&quot;;  SUBSTITUTE(RIGHT([.B6];LEN([.B6])-FIND(&quot;.&quot;;[.B6]));&quot;.&quot;;&quot;_&quot;)          )" office:value-type="string" office:string-value="base.model_res_company" calcext:value-type="string">
            <text:p>base.model_res_company</text:p>
          </table:table-cell>
          <table:table-cell table:style-name="ce7" office:value-type="string" calcext:value-type="string">
            <text:p>group_kemas_recordings_libraria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26" table:number-columns-repeated="1016"/>
        </table:table-row>
        <table:table-row table:style-name="ro4">
          <table:table-cell table:style-name="ce5" table:formula="of:=CONCATENATE( &quot;access_&quot;;  SUBSTITUTE([.B7];&quot;.&quot;;&quot;_&quot;); &quot;_&quot; ;RIGHT([.D7];LEN([.D7])-FIND(&quot;_&quot;;[.D7]))          )" office:value-type="string" office:string-value="access_base_res_users_kemas_recordings_librarian" calcext:value-type="string">
            <text:p>access_base_res_users_kemas_recordings_librarian</text:p>
          </table:table-cell>
          <table:table-cell table:style-name="ce7" office:value-type="string" calcext:value-type="string">
            <text:p>base.res.users</text:p>
          </table:table-cell>
          <table:table-cell table:style-name="ce5" table:formula="of:=CONCATENATE(LEFT([.B7];FIND(&quot;.&quot;;[.B7])); &quot;model_&quot;;  SUBSTITUTE(RIGHT([.B7];LEN([.B7])-FIND(&quot;.&quot;;[.B7]));&quot;.&quot;;&quot;_&quot;)          )" office:value-type="string" office:string-value="base.model_res_users" calcext:value-type="string">
            <text:p>base.model_res_users</text:p>
          </table:table-cell>
          <table:table-cell table:style-name="ce7" office:value-type="string" calcext:value-type="string">
            <text:p>group_kemas_recordings_libraria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26" table:number-columns-repeated="1016"/>
        </table:table-row>
        <table:table-row table:style-name="ro4">
          <table:table-cell table:style-name="ce5" table:formula="of:=CONCATENATE( &quot;access_&quot;;  SUBSTITUTE([.B8];&quot;.&quot;;&quot;_&quot;); &quot;_&quot; ;RIGHT([.D8];LEN([.D8])-FIND(&quot;_&quot;;[.D8]))          )" office:value-type="string" office:string-value="access_base_ir_sequence_kemas_recordings_librarian" calcext:value-type="string">
            <text:p>access_base_ir_sequence_kemas_recordings_librarian</text:p>
          </table:table-cell>
          <table:table-cell table:style-name="ce7" office:value-type="string" calcext:value-type="string">
            <text:p>base.ir.sequence</text:p>
          </table:table-cell>
          <table:table-cell table:style-name="ce5" table:formula="of:=CONCATENATE(LEFT([.B8];FIND(&quot;.&quot;;[.B8])); &quot;model_&quot;;  SUBSTITUTE(RIGHT([.B8];LEN([.B8])-FIND(&quot;.&quot;;[.B8]));&quot;.&quot;;&quot;_&quot;)          )" office:value-type="string" office:string-value="base.model_ir_sequence" calcext:value-type="string">
            <text:p>base.model_ir_sequence</text:p>
          </table:table-cell>
          <table:table-cell table:style-name="ce7" office:value-type="string" calcext:value-type="string">
            <text:p>group_kemas_recordings_librarian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26" table:number-columns-repeated="1016"/>
        </table:table-row>
        <table:table-row table:style-name="ro4">
          <table:table-cell table:style-name="ce5" table:formula="of:=CONCATENATE( &quot;access_&quot;;  SUBSTITUTE([.B9];&quot;.&quot;;&quot;_&quot;); &quot;_&quot; ;RIGHT([.D9];LEN([.D9])-FIND(&quot;_&quot;;[.D9]))          )" office:value-type="string" office:string-value="access_base_ir_sequence_type_kemas_recordings_librarian" calcext:value-type="string">
            <text:p>access_base_ir_sequence_type_kemas_recordings_librarian</text:p>
          </table:table-cell>
          <table:table-cell table:style-name="ce7" office:value-type="string" calcext:value-type="string">
            <text:p>base.ir.sequence.type</text:p>
          </table:table-cell>
          <table:table-cell table:style-name="ce5" table:formula="of:=CONCATENATE(LEFT([.B9];FIND(&quot;.&quot;;[.B9])); &quot;model_&quot;;  SUBSTITUTE(RIGHT([.B9];LEN([.B9])-FIND(&quot;.&quot;;[.B9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7" office:value-type="string" calcext:value-type="string">
            <text:p>group_kemas_recordings_librarian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26" table:number-columns-repeated="1016"/>
        </table:table-row>
        <table:table-row table:style-name="ro2">
          <table:table-cell table:style-name="ce5"/>
          <table:table-cell table:style-name="ce7"/>
          <table:table-cell table:style-name="ce5"/>
          <table:table-cell table:style-name="ce7"/>
          <table:table-cell table:style-name="ce9" table:number-columns-repeated="4"/>
          <table:table-cell table:style-name="ce26" table:number-columns-repeated="1016"/>
        </table:table-row>
        <table:table-row table:style-name="ro4">
          <table:table-cell table:style-name="ce1" table:formula="of:=CONCATENATE( &quot;access_&quot;;  SUBSTITUTE([.B11];&quot;.&quot;;&quot;_&quot;); &quot;_&quot; ;RIGHT([.D11];LEN([.D11])-FIND(&quot;_&quot;;[.D11]))          )" office:value-type="string" office:string-value="access_kemas_func_kemas_recordings_librarian" calcext:value-type="string">
            <text:p>access_kemas_func_kemas_recordings_librarian</text:p>
          </table:table-cell>
          <table:table-cell office:value-type="string" calcext:value-type="string">
            <text:p>kemas.func</text:p>
          </table:table-cell>
          <table:table-cell table:style-name="ce1" table:formula="of:=CONCATENATE(LEFT([.B11];FIND(&quot;.&quot;;[.B11])); &quot;model_&quot;;  SUBSTITUTE([.B11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recordings_libraria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2];&quot;.&quot;;&quot;_&quot;); &quot;_&quot; ;RIGHT([.D12];LEN([.D12])-FIND(&quot;_&quot;;[.D12]))          )" office:value-type="string" office:string-value="access_kemas_config_kemas_recordings_librarian" calcext:value-type="string">
            <text:p>access_kemas_config_kemas_recordings_librarian</text:p>
          </table:table-cell>
          <table:table-cell office:value-type="string" calcext:value-type="string">
            <text:p>kemas.config</text:p>
          </table:table-cell>
          <table:table-cell table:style-name="ce1" table:formula="of:=CONCATENATE(LEFT([.B12];FIND(&quot;.&quot;;[.B12])); &quot;model_&quot;;  SUBSTITUTE([.B12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recordings_libraria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3];&quot;.&quot;;&quot;_&quot;); &quot;_&quot; ;RIGHT([.D13];LEN([.D13])-FIND(&quot;_&quot;;[.D13]))          )" office:value-type="string" office:string-value="access_kemas_activity_kemas_recordings_librarian" calcext:value-type="string">
            <text:p>access_kemas_activity_kemas_recordings_librarian</text:p>
          </table:table-cell>
          <table:table-cell office:value-type="string" calcext:value-type="string">
            <text:p>kemas.activity</text:p>
          </table:table-cell>
          <table:table-cell table:style-name="ce1" table:formula="of:=CONCATENATE(LEFT([.B13];FIND(&quot;.&quot;;[.B13])); &quot;model_&quot;;  SUBSTITUTE([.B13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recordings_libraria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4];&quot;.&quot;;&quot;_&quot;); &quot;_&quot; ;RIGHT([.D14];LEN([.D14])-FIND(&quot;_&quot;;[.D14]))          )" office:value-type="string" office:string-value="access_kemas_area_kemas_recordings_librarian" calcext:value-type="string">
            <text:p>access_kemas_area_kemas_recordings_librarian</text:p>
          </table:table-cell>
          <table:table-cell office:value-type="string" calcext:value-type="string">
            <text:p>kemas.area</text:p>
          </table:table-cell>
          <table:table-cell table:style-name="ce1" table:formula="of:=CONCATENATE(LEFT([.B14];FIND(&quot;.&quot;;[.B14])); &quot;model_&quot;;  SUBSTITUTE([.B14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recordings_libraria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5];&quot;.&quot;;&quot;_&quot;); &quot;_&quot; ;RIGHT([.D15];LEN([.D15])-FIND(&quot;_&quot;;[.D15]))          )" office:value-type="string" office:string-value="access_kemas_level_kemas_recordings_librarian" calcext:value-type="string">
            <text:p>access_kemas_level_kemas_recordings_librarian</text:p>
          </table:table-cell>
          <table:table-cell office:value-type="string" calcext:value-type="string">
            <text:p>kemas.level</text:p>
          </table:table-cell>
          <table:table-cell table:style-name="ce1" table:formula="of:=CONCATENATE(LEFT([.B15];FIND(&quot;.&quot;;[.B15])); &quot;model_&quot;;  SUBSTITUTE([.B15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recordings_libraria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6];&quot;.&quot;;&quot;_&quot;); &quot;_&quot; ;RIGHT([.D16];LEN([.D16])-FIND(&quot;_&quot;;[.D16]))          )" office:value-type="string" office:string-value="access_kemas_task_assigned_kemas_recordings_librarian" calcext:value-type="string">
            <text:p>access_kemas_task_assigned_kemas_recordings_librarian</text:p>
          </table:table-cell>
          <table:table-cell office:value-type="string" calcext:value-type="string">
            <text:p>kemas.task.assigned</text:p>
          </table:table-cell>
          <table:table-cell table:style-name="ce1" table:formula="of:=CONCATENATE(LEFT([.B16];FIND(&quot;.&quot;;[.B16])); &quot;model_&quot;;  SUBSTITUTE([.B16];&quot;.&quot;;&quot;_&quot;)          )" office:value-type="string" office:string-value="kemas.model_kemas_task_assigned" calcext:value-type="string">
            <text:p>kemas.model_kemas_task_assigned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7];&quot;.&quot;;&quot;_&quot;); &quot;_&quot; ;RIGHT([.D17];LEN([.D17])-FIND(&quot;_&quot;;[.D17]))          )" office:value-type="string" office:string-value="access_kemas_task_kemas_recordings_librarian" calcext:value-type="string">
            <text:p>access_kemas_task_kemas_recordings_librarian</text:p>
          </table:table-cell>
          <table:table-cell office:value-type="string" calcext:value-type="string">
            <text:p>kemas.task</text:p>
          </table:table-cell>
          <table:table-cell table:style-name="ce1" table:formula="of:=CONCATENATE(LEFT([.B17];FIND(&quot;.&quot;;[.B17])); &quot;model_&quot;;  SUBSTITUTE([.B17];&quot;.&quot;;&quot;_&quot;)          )" office:value-type="string" office:string-value="kemas.model_kemas_task" calcext:value-type="string">
            <text:p>kemas.model_kemas_task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8];&quot;.&quot;;&quot;_&quot;); &quot;_&quot; ;RIGHT([.D18];LEN([.D18])-FIND(&quot;_&quot;;[.D18]))          )" office:value-type="string" office:string-value="access_kemas_task_type_kemas_recordings_librarian" calcext:value-type="string">
            <text:p>access_kemas_task_type_kemas_recordings_librarian</text:p>
          </table:table-cell>
          <table:table-cell office:value-type="string" calcext:value-type="string">
            <text:p>kemas.task.type</text:p>
          </table:table-cell>
          <table:table-cell table:style-name="ce1" table:formula="of:=CONCATENATE(LEFT([.B18];FIND(&quot;.&quot;;[.B18])); &quot;model_&quot;;  SUBSTITUTE([.B18];&quot;.&quot;;&quot;_&quot;)          )" office:value-type="string" office:string-value="kemas.model_kemas_task_type" calcext:value-type="string">
            <text:p>kemas.model_kemas_task_typ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19];&quot;.&quot;;&quot;_&quot;); &quot;_&quot; ;RIGHT([.D19];LEN([.D19])-FIND(&quot;_&quot;;[.D19]))          )" office:value-type="string" office:string-value="access_kemas_task_category_kemas_recordings_librarian" calcext:value-type="string">
            <text:p>access_kemas_task_category_kemas_recordings_librarian</text:p>
          </table:table-cell>
          <table:table-cell office:value-type="string" calcext:value-type="string">
            <text:p>kemas.task.category</text:p>
          </table:table-cell>
          <table:table-cell table:style-name="ce1" table:formula="of:=CONCATENATE(LEFT([.B19];FIND(&quot;.&quot;;[.B19])); &quot;model_&quot;;  SUBSTITUTE([.B19];&quot;.&quot;;&quot;_&quot;)          )" office:value-type="string" office:string-value="kemas.model_kemas_task_category" calcext:value-type="string">
            <text:p>kemas.model_kemas_task_category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0];&quot;.&quot;;&quot;_&quot;); &quot;_&quot; ;RIGHT([.D20];LEN([.D20])-FIND(&quot;_&quot;;[.D20]))          )" office:value-type="string" office:string-value="access_kemas_collaborator_kemas_recordings_librarian" calcext:value-type="string">
            <text:p>access_kemas_collaborator_kemas_recordings_librarian</text:p>
          </table:table-cell>
          <table:table-cell office:value-type="string" calcext:value-type="string">
            <text:p>kemas.collaborator</text:p>
          </table:table-cell>
          <table:table-cell table:style-name="ce1" table:formula="of:=CONCATENATE(LEFT([.B20];FIND(&quot;.&quot;;[.B20])); &quot;model_&quot;;  SUBSTITUTE([.B20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recordings_libraria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1];&quot;.&quot;;&quot;_&quot;); &quot;_&quot; ;RIGHT([.D21];LEN([.D21])-FIND(&quot;_&quot;;[.D21]))          )" office:value-type="string" office:string-value="access_kemas_school4d_stage_kemas_recordings_librarian" calcext:value-type="string">
            <text:p>access_kemas_school4d_stage_kemas_recordings_librarian</text:p>
          </table:table-cell>
          <table:table-cell office:value-type="string" calcext:value-type="string">
            <text:p>kemas.school4d.stage</text:p>
          </table:table-cell>
          <table:table-cell table:style-name="ce1" table:formula="of:=CONCATENATE(LEFT([.B21];FIND(&quot;.&quot;;[.B21])); &quot;model_&quot;;  SUBSTITUTE([.B21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2];&quot;.&quot;;&quot;_&quot;); &quot;_&quot; ;RIGHT([.D22];LEN([.D22])-FIND(&quot;_&quot;;[.D22]))          )" office:value-type="string" office:string-value="access_kemas_school4d_line_kemas_recordings_librarian" calcext:value-type="string">
            <text:p>access_kemas_school4d_line_kemas_recordings_librarian</text:p>
          </table:table-cell>
          <table:table-cell office:value-type="string" calcext:value-type="string">
            <text:p>kemas.school4d_line</text:p>
          </table:table-cell>
          <table:table-cell table:style-name="ce1" table:formula="of:=CONCATENATE(LEFT([.B22];FIND(&quot;.&quot;;[.B22])); &quot;model_&quot;;  SUBSTITUTE([.B22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/>
          <table:table-cell table:style-name="ce27"/>
          <table:table-cell table:number-columns-repeated="1013"/>
        </table:table-row>
        <table:table-row table:style-name="ro4">
          <table:table-cell table:style-name="ce1" table:formula="of:=CONCATENATE( &quot;access_&quot;;  SUBSTITUTE([.B23];&quot;.&quot;;&quot;_&quot;); &quot;_&quot; ;RIGHT([.D23];LEN([.D23])-FIND(&quot;_&quot;;[.D23]))          )" office:value-type="string" office:string-value="access_kemas_school4d_detail_kemas_recordings_librarian" calcext:value-type="string">
            <text:p>access_kemas_school4d_detail_kemas_recordings_librarian</text:p>
          </table:table-cell>
          <table:table-cell office:value-type="string" calcext:value-type="string">
            <text:p>kemas.school4d_detail</text:p>
          </table:table-cell>
          <table:table-cell table:style-name="ce1" table:formula="of:=CONCATENATE(LEFT([.B23];FIND(&quot;.&quot;;[.B23])); &quot;model_&quot;;  SUBSTITUTE([.B23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/>
          <table:table-cell table:style-name="ce27"/>
          <table:table-cell table:number-columns-repeated="1013"/>
        </table:table-row>
        <table:table-row table:style-name="ro4">
          <table:table-cell table:style-name="ce1" table:formula="of:=CONCATENATE( &quot;access_&quot;;  SUBSTITUTE([.B24];&quot;.&quot;;&quot;_&quot;); &quot;_&quot; ;RIGHT([.D24];LEN([.D24])-FIND(&quot;_&quot;;[.D24]))          )" office:value-type="string" office:string-value="access_kemas_history_points_kemas_recordings_librarian" calcext:value-type="string">
            <text:p>access_kemas_history_points_kemas_recordings_librarian</text:p>
          </table:table-cell>
          <table:table-cell office:value-type="string" calcext:value-type="string">
            <text:p>kemas.history.points</text:p>
          </table:table-cell>
          <table:table-cell table:style-name="ce1" table:formula="of:=CONCATENATE(LEFT([.B24];FIND(&quot;.&quot;;[.B24])); &quot;model_&quot;;  SUBSTITUTE([.B24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5];&quot;.&quot;;&quot;_&quot;); &quot;_&quot; ;RIGHT([.D25];LEN([.D25])-FIND(&quot;_&quot;;[.D25]))          )" office:value-type="string" office:string-value="access_kemas_place_kemas_recordings_librarian" calcext:value-type="string">
            <text:p>access_kemas_place_kemas_recordings_librarian</text:p>
          </table:table-cell>
          <table:table-cell office:value-type="string" calcext:value-type="string">
            <text:p>kemas.place</text:p>
          </table:table-cell>
          <table:table-cell table:style-name="ce1" table:formula="of:=CONCATENATE(LEFT([.B25];FIND(&quot;.&quot;;[.B25])); &quot;model_&quot;;  SUBSTITUTE([.B25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6];&quot;.&quot;;&quot;_&quot;); &quot;_&quot; ;RIGHT([.D26];LEN([.D26])-FIND(&quot;_&quot;;[.D26]))          )" office:value-type="string" office:string-value="access_kemas_expositor_kemas_recordings_librarian" calcext:value-type="string">
            <text:p>access_kemas_expositor_kemas_recordings_librarian</text:p>
          </table:table-cell>
          <table:table-cell office:value-type="string" calcext:value-type="string">
            <text:p>kemas.expositor</text:p>
          </table:table-cell>
          <table:table-cell table:style-name="ce1" table:formula="of:=CONCATENATE(&quot;kemas_recordings.model_&quot;;  SUBSTITUTE([.B26];&quot;.&quot;;&quot;_&quot;)          )" office:value-type="string" office:string-value="kemas_recordings.model_kemas_expositor" calcext:value-type="string">
            <text:p>kemas_recordings.model_kemas_expositor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7];&quot;.&quot;;&quot;_&quot;); &quot;_&quot; ;RIGHT([.D27];LEN([.D27])-FIND(&quot;_&quot;;[.D27]))          )" office:value-type="string" office:string-value="access_kemas_recording_kemas_recordings_librarian" calcext:value-type="string">
            <text:p>access_kemas_recording_kemas_recordings_librarian</text:p>
          </table:table-cell>
          <table:table-cell office:value-type="string" calcext:value-type="string">
            <text:p>kemas.recording</text:p>
          </table:table-cell>
          <table:table-cell table:style-name="ce1" table:formula="of:=CONCATENATE(&quot;kemas_recordings.model_&quot;;  SUBSTITUTE([.B27];&quot;.&quot;;&quot;_&quot;)          )" office:value-type="string" office:string-value="kemas_recordings.model_kemas_recording" calcext:value-type="string">
            <text:p>kemas_recordings.model_kemas_recording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8];&quot;.&quot;;&quot;_&quot;); &quot;_&quot; ;RIGHT([.D28];LEN([.D28])-FIND(&quot;_&quot;;[.D28]))          )" office:value-type="string" office:string-value="access_kemas_recording_tag_kemas_recordings_librarian" calcext:value-type="string">
            <text:p>access_kemas_recording_tag_kemas_recordings_librarian</text:p>
          </table:table-cell>
          <table:table-cell office:value-type="string" calcext:value-type="string">
            <text:p>kemas.recording.tag</text:p>
          </table:table-cell>
          <table:table-cell table:style-name="ce1" table:formula="of:=CONCATENATE(&quot;kemas_recordings.model_&quot;;  SUBSTITUTE([.B28];&quot;.&quot;;&quot;_&quot;)          )" office:value-type="string" office:string-value="kemas_recordings.model_kemas_recording_tag" calcext:value-type="string">
            <text:p>kemas_recordings.model_kemas_recording_tag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29];&quot;.&quot;;&quot;_&quot;); &quot;_&quot; ;RIGHT([.D29];LEN([.D29])-FIND(&quot;_&quot;;[.D29]))          )" office:value-type="string" office:string-value="access_kemas_recording_type_kemas_recordings_librarian" calcext:value-type="string">
            <text:p>access_kemas_recording_type_kemas_recordings_librarian</text:p>
          </table:table-cell>
          <table:table-cell office:value-type="string" calcext:value-type="string">
            <text:p>kemas.recording.type</text:p>
          </table:table-cell>
          <table:table-cell table:style-name="ce1" table:formula="of:=CONCATENATE(&quot;kemas_recordings.model_&quot;;  SUBSTITUTE([.B29];&quot;.&quot;;&quot;_&quot;)          )" office:value-type="string" office:string-value="kemas_recordings.model_kemas_recording_type" calcext:value-type="string">
            <text:p>kemas_recordings.model_kemas_recording_typ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0];&quot;.&quot;;&quot;_&quot;); &quot;_&quot; ;RIGHT([.D30];LEN([.D30])-FIND(&quot;_&quot;;[.D30]))          )" office:value-type="string" office:string-value="access_kemas_recording_series_kemas_recordings_librarian" calcext:value-type="string">
            <text:p>access_kemas_recording_series_kemas_recordings_librarian</text:p>
          </table:table-cell>
          <table:table-cell office:value-type="string" calcext:value-type="string">
            <text:p>kemas.recording.series</text:p>
          </table:table-cell>
          <table:table-cell table:style-name="ce1" table:formula="of:=CONCATENATE(&quot;kemas_recordings.model_&quot;;  SUBSTITUTE([.B30];&quot;.&quot;;&quot;_&quot;)          )" office:value-type="string" office:string-value="kemas_recordings.model_kemas_recording_series" calcext:value-type="string">
            <text:p>kemas_recordings.model_kemas_recording_series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1];&quot;.&quot;;&quot;_&quot;); &quot;_&quot; ;RIGHT([.D31];LEN([.D31])-FIND(&quot;_&quot;;[.D31]))          )" office:value-type="string" office:string-value="access_kemas_repository_category_kemas_recordings_librarian" calcext:value-type="string">
            <text:p>access_kemas_repository_category_kemas_recordings_librarian</text:p>
          </table:table-cell>
          <table:table-cell office:value-type="string" calcext:value-type="string">
            <text:p>kemas.repository.category</text:p>
          </table:table-cell>
          <table:table-cell table:style-name="ce1" table:formula="of:=CONCATENATE(LEFT([.B31];FIND(&quot;.&quot;;[.B31])); &quot;model_&quot;;  SUBSTITUTE([.B31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2];&quot;.&quot;;&quot;_&quot;); &quot;_&quot; ;RIGHT([.D32];LEN([.D32])-FIND(&quot;_&quot;;[.D32]))          )" office:value-type="string" office:string-value="access_kemas_repository_kemas_recordings_librarian" calcext:value-type="string">
            <text:p>access_kemas_repository_kemas_recordings_librarian</text:p>
          </table:table-cell>
          <table:table-cell office:value-type="string" calcext:value-type="string">
            <text:p>kemas.repository</text:p>
          </table:table-cell>
          <table:table-cell table:style-name="ce1" table:formula="of:=CONCATENATE(LEFT([.B32];FIND(&quot;.&quot;;[.B32])); &quot;model_&quot;;  SUBSTITUTE([.B32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3];&quot;.&quot;;&quot;_&quot;); &quot;_&quot; ;RIGHT([.D33];LEN([.D33])-FIND(&quot;_&quot;;[.D33]))          )" office:value-type="string" office:string-value="access_kemas_service_kemas_recordings_librarian" calcext:value-type="string">
            <text:p>access_kemas_service_kemas_recordings_librarian</text:p>
          </table:table-cell>
          <table:table-cell office:value-type="string" calcext:value-type="string">
            <text:p>kemas.service</text:p>
          </table:table-cell>
          <table:table-cell table:style-name="ce1" table:formula="of:=CONCATENATE(LEFT([.B33];FIND(&quot;.&quot;;[.B33])); &quot;model_&quot;;  SUBSTITUTE([.B33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4];&quot;.&quot;;&quot;_&quot;); &quot;_&quot; ;RIGHT([.D34];LEN([.D34])-FIND(&quot;_&quot;;[.D34]))          )" office:value-type="string" office:string-value="access_kemas_event_replacement_kemas_recordings_librarian" calcext:value-type="string">
            <text:p>access_kemas_event_replacement_kemas_recordings_librarian</text:p>
          </table:table-cell>
          <table:table-cell office:value-type="string" calcext:value-type="string">
            <text:p>kemas.event.replacement</text:p>
          </table:table-cell>
          <table:table-cell table:style-name="ce1" table:formula="of:=CONCATENATE(LEFT([.B34];FIND(&quot;.&quot;;[.B34])); &quot;model_&quot;;  SUBSTITUTE([.B34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5];&quot;.&quot;;&quot;_&quot;); &quot;_&quot; ;RIGHT([.D35];LEN([.D35])-FIND(&quot;_&quot;;[.D35]))          )" office:value-type="string" office:string-value="access_kemas_event_collaborator_line_kemas_recordings_librarian" calcext:value-type="string">
            <text:p>access_kemas_event_collaborator_line_kemas_recordings_librarian</text:p>
          </table:table-cell>
          <table:table-cell office:value-type="string" calcext:value-type="string">
            <text:p>kemas.event.collaborator.line</text:p>
          </table:table-cell>
          <table:table-cell table:style-name="ce1" table:formula="of:=CONCATENATE(LEFT([.B35];FIND(&quot;.&quot;;[.B35])); &quot;model_&quot;;  SUBSTITUTE([.B35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6];&quot;.&quot;;&quot;_&quot;); &quot;_&quot; ;RIGHT([.D36];LEN([.D36])-FIND(&quot;_&quot;;[.D36]))          )" office:value-type="string" office:string-value="access_kemas_event_kemas_recordings_librarian" calcext:value-type="string">
            <text:p>access_kemas_event_kemas_recordings_librarian</text:p>
          </table:table-cell>
          <table:table-cell office:value-type="string" calcext:value-type="string">
            <text:p>kemas.event</text:p>
          </table:table-cell>
          <table:table-cell table:style-name="ce1" table:formula="of:=CONCATENATE(LEFT([.B36];FIND(&quot;.&quot;;[.B36])); &quot;model_&quot;;  SUBSTITUTE([.B36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7];&quot;.&quot;;&quot;_&quot;); &quot;_&quot; ;RIGHT([.D37];LEN([.D37])-FIND(&quot;_&quot;;[.D37]))          )" office:value-type="string" office:string-value="access_kemas_event_stage_kemas_recordings_librarian" calcext:value-type="string">
            <text:p>access_kemas_event_stage_kemas_recordings_librarian</text:p>
          </table:table-cell>
          <table:table-cell office:value-type="string" calcext:value-type="string">
            <text:p>kemas.event.stage</text:p>
          </table:table-cell>
          <table:table-cell table:style-name="ce1" table:formula="of:=CONCATENATE(LEFT([.B37];FIND(&quot;.&quot;;[.B37])); &quot;model_&quot;;  SUBSTITUTE([.B37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8];&quot;.&quot;;&quot;_&quot;); &quot;_&quot; ;RIGHT([.D38];LEN([.D38])-FIND(&quot;_&quot;;[.D38]))          )" office:value-type="string" office:string-value="access_kemas_massive_email_kemas_recordings_librarian" calcext:value-type="string">
            <text:p>access_kemas_massive_email_kemas_recordings_librarian</text:p>
          </table:table-cell>
          <table:table-cell office:value-type="string" calcext:value-type="string">
            <text:p>kemas.massive.email</text:p>
          </table:table-cell>
          <table:table-cell table:style-name="ce1" table:formula="of:=CONCATENATE(LEFT([.B38];FIND(&quot;.&quot;;[.B38])); &quot;model_&quot;;  SUBSTITUTE([.B38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39];&quot;.&quot;;&quot;_&quot;); &quot;_&quot; ;RIGHT([.D39];LEN([.D39])-FIND(&quot;_&quot;;[.D39]))          )" office:value-type="string" office:string-value="access_kemas_massive_email_line_kemas_recordings_librarian" calcext:value-type="string">
            <text:p>access_kemas_massive_email_line_kemas_recordings_librarian</text:p>
          </table:table-cell>
          <table:table-cell office:value-type="string" calcext:value-type="string">
            <text:p>kemas.massive.email.line</text:p>
          </table:table-cell>
          <table:table-cell table:style-name="ce1" table:formula="of:=CONCATENATE(LEFT([.B39];FIND(&quot;.&quot;;[.B39])); &quot;model_&quot;;  SUBSTITUTE([.B39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0];&quot;.&quot;;&quot;_&quot;); &quot;_&quot; ;RIGHT([.D40];LEN([.D40])-FIND(&quot;_&quot;;[.D40]))          )" office:value-type="string" office:string-value="access_kemas_collaborator_progress_level_kemas_recordings_librarian" calcext:value-type="string">
            <text:p>access_kemas_collaborator_progress_level_kemas_recordings_librarian</text:p>
          </table:table-cell>
          <table:table-cell office:value-type="string" calcext:value-type="string">
            <text:p>kemas.collaborator.progress.level</text:p>
          </table:table-cell>
          <table:table-cell table:style-name="ce1" table:formula="of:=CONCATENATE(LEFT([.B40];FIND(&quot;.&quot;;[.B40])); &quot;model_&quot;;  SUBSTITUTE([.B40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1];&quot;.&quot;;&quot;_&quot;); &quot;_&quot; ;RIGHT([.D41];LEN([.D41])-FIND(&quot;_&quot;;[.D41]))          )" office:value-type="string" office:string-value="access_kemas_attendance_kemas_recordings_librarian" calcext:value-type="string">
            <text:p>access_kemas_attendance_kemas_recordings_librarian</text:p>
          </table:table-cell>
          <table:table-cell office:value-type="string" calcext:value-type="string">
            <text:p>kemas.attendance</text:p>
          </table:table-cell>
          <table:table-cell table:style-name="ce1" table:formula="of:=CONCATENATE(LEFT([.B41];FIND(&quot;.&quot;;[.B41])); &quot;model_&quot;;  SUBSTITUTE([.B41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2];&quot;.&quot;;&quot;_&quot;); &quot;_&quot; ;RIGHT([.D42];LEN([.D42])-FIND(&quot;_&quot;;[.D42]))          )" office:value-type="string" office:string-value="access_kemas_web_site_kemas_recordings_librarian" calcext:value-type="string">
            <text:p>access_kemas_web_site_kemas_recordings_librarian</text:p>
          </table:table-cell>
          <table:table-cell office:value-type="string" calcext:value-type="string">
            <text:p>kemas.web.site</text:p>
          </table:table-cell>
          <table:table-cell table:style-name="ce1" table:formula="of:=CONCATENATE(LEFT([.B42];FIND(&quot;.&quot;;[.B42])); &quot;model_&quot;;  SUBSTITUTE([.B42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3];&quot;.&quot;;&quot;_&quot;); &quot;_&quot; ;RIGHT([.D43];LEN([.D43])-FIND(&quot;_&quot;;[.D43]))          )" office:value-type="string" office:string-value="access_kemas_collaborator_web_site_kemas_recordings_librarian" calcext:value-type="string">
            <text:p>access_kemas_collaborator_web_site_kemas_recordings_librarian</text:p>
          </table:table-cell>
          <table:table-cell office:value-type="string" calcext:value-type="string">
            <text:p>kemas.collaborator.web.site</text:p>
          </table:table-cell>
          <table:table-cell table:style-name="ce1" table:formula="of:=CONCATENATE(LEFT([.B43];FIND(&quot;.&quot;;[.B43])); &quot;model_&quot;;  SUBSTITUTE([.B43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4];&quot;.&quot;;&quot;_&quot;); &quot;_&quot; ;RIGHT([.D44];LEN([.D44])-FIND(&quot;_&quot;;[.D44]))          )" office:value-type="string" office:string-value="access_kemas_collaborator_logbook_kemas_recordings_librarian" calcext:value-type="string">
            <text:p>access_kemas_collaborator_logbook_kemas_recordings_librarian</text:p>
          </table:table-cell>
          <table:table-cell office:value-type="string" calcext:value-type="string">
            <text:p>kemas.collaborator.logbook</text:p>
          </table:table-cell>
          <table:table-cell table:style-name="ce1" table:formula="of:=CONCATENATE(LEFT([.B44];FIND(&quot;.&quot;;[.B44])); &quot;model_&quot;;  SUBSTITUTE([.B44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5];&quot;.&quot;;&quot;_&quot;); &quot;_&quot; ;RIGHT([.D45];LEN([.D45])-FIND(&quot;_&quot;;[.D45]))          )" office:value-type="string" office:string-value="access_kemas_suspension_kemas_recordings_librarian" calcext:value-type="string">
            <text:p>access_kemas_suspension_kemas_recordings_librarian</text:p>
          </table:table-cell>
          <table:table-cell office:value-type="string" calcext:value-type="string">
            <text:p>kemas.suspension</text:p>
          </table:table-cell>
          <table:table-cell table:style-name="ce1" table:formula="of:=CONCATENATE(LEFT([.B45];FIND(&quot;.&quot;;[.B45])); &quot;model_&quot;;  SUBSTITUTE([.B45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46];&quot;.&quot;;&quot;_&quot;); &quot;_&quot; ;RIGHT([.D46];LEN([.D46])-FIND(&quot;_&quot;;[.D46]))          )" office:value-type="string" office:string-value="access_kemas_team_kemas_recordings_librarian" calcext:value-type="string">
            <text:p>access_kemas_team_kemas_recordings_librarian</text:p>
          </table:table-cell>
          <table:table-cell office:value-type="string" calcext:value-type="string">
            <text:p>kemas.team</text:p>
          </table:table-cell>
          <table:table-cell table:style-name="ce1" table:formula="of:=CONCATENATE(LEFT([.B46];FIND(&quot;.&quot;;[.B46])); &quot;model_&quot;;  SUBSTITUTE([.B46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recordings_librarian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47];&quot;.&quot;;&quot;_&quot;); &quot;_&quot; ;RIGHT([.D47];LEN([.D47])-FIND(&quot;_&quot;;[.D47]))          )" office:value-type="string" office:string-value="access_kemas_collaborator_logbook_login_kemas_recordings_librarian" calcext:value-type="string">
            <text:p>access_kemas_collaborator_logbook_login_kemas_recordings_librarian</text:p>
          </table:table-cell>
          <table:table-cell office:value-type="string" calcext:value-type="string">
            <text:p>kemas.collaborator.logbook.login</text:p>
          </table:table-cell>
          <table:table-cell table:style-name="ce1" table:formula="of:=CONCATENATE(LEFT([.B47];FIND(&quot;.&quot;;[.B47])); &quot;model_&quot;;  SUBSTITUTE([.B47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recordings_libraria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6"/>
          <table:table-cell table:style-name="ce4"/>
          <table:table-cell table:style-name="ce6" table:number-columns-repeated="1021"/>
        </table:table-row>
        <table:table-row table:style-name="ro4">
          <table:table-cell table:style-name="ce5" table:formula="of:=CONCATENATE( &quot;access_&quot;;  SUBSTITUTE([.B49];&quot;.&quot;;&quot;_&quot;); &quot;_&quot; ;RIGHT([.D49];LEN([.D49])-FIND(&quot;_&quot;;[.D49]))          )" office:value-type="string" office:string-value="access_base_res_country_kemas_recordings_librarian_consultant" calcext:value-type="string">
            <text:p>access_base_res_country_kemas_recordings_librarian_consultant</text:p>
          </table:table-cell>
          <table:table-cell table:style-name="ce7" office:value-type="string" calcext:value-type="string">
            <text:p>base.res.country</text:p>
          </table:table-cell>
          <table:table-cell table:style-name="ce5" table:formula="of:=CONCATENATE(LEFT([.B49];FIND(&quot;.&quot;;[.B49])); &quot;model_&quot;;  SUBSTITUTE(RIGHT([.B49];LEN([.B49])-FIND(&quot;.&quot;;[.B49]));&quot;.&quot;;&quot;_&quot;)          )" office:value-type="string" office:string-value="base.model_res_country" calcext:value-type="string">
            <text:p>base.model_res_country</text:p>
          </table:table-cell>
          <table:table-cell table:style-name="ce7"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6" table:number-columns-repeated="1016"/>
        </table:table-row>
        <table:table-row table:style-name="ro4">
          <table:table-cell table:style-name="ce5" table:formula="of:=CONCATENATE( &quot;access_&quot;;  SUBSTITUTE([.B50];&quot;.&quot;;&quot;_&quot;); &quot;_&quot; ;RIGHT([.D50];LEN([.D50])-FIND(&quot;_&quot;;[.D50]))          )" office:value-type="string" office:string-value="access_base_res_country_state_kemas_recordings_librarian_consultant" calcext:value-type="string">
            <text:p>access_base_res_country_state_kemas_recordings_librarian_consultant</text:p>
          </table:table-cell>
          <table:table-cell table:style-name="ce7" office:value-type="string" calcext:value-type="string">
            <text:p>base.res.country.state</text:p>
          </table:table-cell>
          <table:table-cell table:style-name="ce5" table:formula="of:=CONCATENATE(LEFT([.B50];FIND(&quot;.&quot;;[.B50])); &quot;model_&quot;;  SUBSTITUTE(RIGHT([.B50];LEN([.B50])-FIND(&quot;.&quot;;[.B50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7"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6" table:number-columns-repeated="1016"/>
        </table:table-row>
        <table:table-row table:style-name="ro4">
          <table:table-cell table:style-name="ce5" table:formula="of:=CONCATENATE( &quot;access_&quot;;  SUBSTITUTE([.B51];&quot;.&quot;;&quot;_&quot;); &quot;_&quot; ;RIGHT([.D51];LEN([.D51])-FIND(&quot;_&quot;;[.D51]))          )" office:value-type="string" office:string-value="access_base_res_partner_kemas_recordings_librarian_consultant" calcext:value-type="string">
            <text:p>access_base_res_partner_kemas_recordings_librarian_consultant</text:p>
          </table:table-cell>
          <table:table-cell table:style-name="ce7" office:value-type="string" calcext:value-type="string">
            <text:p>base.res.partner</text:p>
          </table:table-cell>
          <table:table-cell table:style-name="ce5" table:formula="of:=CONCATENATE(LEFT([.B51];FIND(&quot;.&quot;;[.B51])); &quot;model_&quot;;  SUBSTITUTE(RIGHT([.B51];LEN([.B51])-FIND(&quot;.&quot;;[.B51]));&quot;.&quot;;&quot;_&quot;)          )" office:value-type="string" office:string-value="base.model_res_partner" calcext:value-type="string">
            <text:p>base.model_res_partner</text:p>
          </table:table-cell>
          <table:table-cell table:style-name="ce7"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6" table:number-columns-repeated="1016"/>
        </table:table-row>
        <table:table-row table:style-name="ro4">
          <table:table-cell table:style-name="ce5" table:formula="of:=CONCATENATE( &quot;access_&quot;;  SUBSTITUTE([.B52];&quot;.&quot;;&quot;_&quot;); &quot;_&quot; ;RIGHT([.D52];LEN([.D52])-FIND(&quot;_&quot;;[.D52]))          )" office:value-type="string" office:string-value="access_base_res_company_kemas_recordings_librarian_consultant" calcext:value-type="string">
            <text:p>access_base_res_company_kemas_recordings_librarian_consultant</text:p>
          </table:table-cell>
          <table:table-cell table:style-name="ce7" office:value-type="string" calcext:value-type="string">
            <text:p>base.res.company</text:p>
          </table:table-cell>
          <table:table-cell table:style-name="ce5" table:formula="of:=CONCATENATE(LEFT([.B52];FIND(&quot;.&quot;;[.B52])); &quot;model_&quot;;  SUBSTITUTE(RIGHT([.B52];LEN([.B52])-FIND(&quot;.&quot;;[.B52]));&quot;.&quot;;&quot;_&quot;)          )" office:value-type="string" office:string-value="base.model_res_company" calcext:value-type="string">
            <text:p>base.model_res_company</text:p>
          </table:table-cell>
          <table:table-cell table:style-name="ce7" office:value-type="string" calcext:value-type="string">
            <text:p>group_kemas_recordings_librarian_consultant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26" table:number-columns-repeated="1016"/>
        </table:table-row>
        <table:table-row table:style-name="ro4">
          <table:table-cell table:style-name="ce5" table:formula="of:=CONCATENATE( &quot;access_&quot;;  SUBSTITUTE([.B53];&quot;.&quot;;&quot;_&quot;); &quot;_&quot; ;RIGHT([.D53];LEN([.D53])-FIND(&quot;_&quot;;[.D53]))          )" office:value-type="string" office:string-value="access_base_res_users_kemas_recordings_librarian_consultant" calcext:value-type="string">
            <text:p>access_base_res_users_kemas_recordings_librarian_consultant</text:p>
          </table:table-cell>
          <table:table-cell table:style-name="ce7" office:value-type="string" calcext:value-type="string">
            <text:p>base.res.users</text:p>
          </table:table-cell>
          <table:table-cell table:style-name="ce5" table:formula="of:=CONCATENATE(LEFT([.B53];FIND(&quot;.&quot;;[.B53])); &quot;model_&quot;;  SUBSTITUTE(RIGHT([.B53];LEN([.B53])-FIND(&quot;.&quot;;[.B53]));&quot;.&quot;;&quot;_&quot;)          )" office:value-type="string" office:string-value="base.model_res_users" calcext:value-type="string">
            <text:p>base.model_res_users</text:p>
          </table:table-cell>
          <table:table-cell table:style-name="ce7"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26" table:number-columns-repeated="1016"/>
        </table:table-row>
        <table:table-row table:style-name="ro4">
          <table:table-cell table:style-name="ce5" table:formula="of:=CONCATENATE( &quot;access_&quot;;  SUBSTITUTE([.B54];&quot;.&quot;;&quot;_&quot;); &quot;_&quot; ;RIGHT([.D54];LEN([.D54])-FIND(&quot;_&quot;;[.D54]))          )" office:value-type="string" office:string-value="access_base_ir_sequence_kemas_recordings_librarian_consultant" calcext:value-type="string">
            <text:p>access_base_ir_sequence_kemas_recordings_librarian_consultant</text:p>
          </table:table-cell>
          <table:table-cell table:style-name="ce7" office:value-type="string" calcext:value-type="string">
            <text:p>base.ir.sequence</text:p>
          </table:table-cell>
          <table:table-cell table:style-name="ce5" table:formula="of:=CONCATENATE(LEFT([.B54];FIND(&quot;.&quot;;[.B54])); &quot;model_&quot;;  SUBSTITUTE(RIGHT([.B54];LEN([.B54])-FIND(&quot;.&quot;;[.B54]));&quot;.&quot;;&quot;_&quot;)          )" office:value-type="string" office:string-value="base.model_ir_sequence" calcext:value-type="string">
            <text:p>base.model_ir_sequence</text:p>
          </table:table-cell>
          <table:table-cell table:style-name="ce7"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26" table:number-columns-repeated="1016"/>
        </table:table-row>
        <table:table-row table:style-name="ro4">
          <table:table-cell table:style-name="ce5" table:formula="of:=CONCATENATE( &quot;access_&quot;;  SUBSTITUTE([.B55];&quot;.&quot;;&quot;_&quot;); &quot;_&quot; ;RIGHT([.D55];LEN([.D55])-FIND(&quot;_&quot;;[.D55]))          )" office:value-type="string" office:string-value="access_base_ir_sequence_type_kemas_recordings_librarian_consultant" calcext:value-type="string">
            <text:p>access_base_ir_sequence_type_kemas_recordings_librarian_consultant</text:p>
          </table:table-cell>
          <table:table-cell table:style-name="ce7" office:value-type="string" calcext:value-type="string">
            <text:p>base.ir.sequence.type</text:p>
          </table:table-cell>
          <table:table-cell table:style-name="ce5" table:formula="of:=CONCATENATE(LEFT([.B55];FIND(&quot;.&quot;;[.B55])); &quot;model_&quot;;  SUBSTITUTE(RIGHT([.B55];LEN([.B55])-FIND(&quot;.&quot;;[.B55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7"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26" table:number-columns-repeated="1016"/>
        </table:table-row>
        <table:table-row table:style-name="ro2">
          <table:table-cell table:style-name="ce5"/>
          <table:table-cell table:style-name="ce7"/>
          <table:table-cell table:style-name="ce5"/>
          <table:table-cell table:style-name="ce7"/>
          <table:table-cell table:style-name="ce17" table:number-columns-repeated="4"/>
          <table:table-cell table:style-name="ce26" table:number-columns-repeated="1016"/>
        </table:table-row>
        <table:table-row table:style-name="ro4">
          <table:table-cell table:style-name="ce1" table:formula="of:=CONCATENATE( &quot;access_&quot;;  SUBSTITUTE([.B57];&quot;.&quot;;&quot;_&quot;); &quot;_&quot; ;RIGHT([.D57];LEN([.D57])-FIND(&quot;_&quot;;[.D57]))          )" office:value-type="string" office:string-value="access_kemas_func_kemas_recordings_librarian_consultant" calcext:value-type="string">
            <text:p>access_kemas_func_kemas_recordings_librarian_consultant</text:p>
          </table:table-cell>
          <table:table-cell office:value-type="string" calcext:value-type="string">
            <text:p>kemas.func</text:p>
          </table:table-cell>
          <table:table-cell table:style-name="ce1" table:formula="of:=CONCATENATE(LEFT([.B57];FIND(&quot;.&quot;;[.B57])); &quot;model_&quot;;  SUBSTITUTE([.B57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8];&quot;.&quot;;&quot;_&quot;); &quot;_&quot; ;RIGHT([.D58];LEN([.D58])-FIND(&quot;_&quot;;[.D58]))          )" office:value-type="string" office:string-value="access_kemas_config_kemas_recordings_librarian_consultant" calcext:value-type="string">
            <text:p>access_kemas_config_kemas_recordings_librarian_consultant</text:p>
          </table:table-cell>
          <table:table-cell office:value-type="string" calcext:value-type="string">
            <text:p>kemas.config</text:p>
          </table:table-cell>
          <table:table-cell table:style-name="ce1" table:formula="of:=CONCATENATE(LEFT([.B58];FIND(&quot;.&quot;;[.B58])); &quot;model_&quot;;  SUBSTITUTE([.B58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59];&quot;.&quot;;&quot;_&quot;); &quot;_&quot; ;RIGHT([.D59];LEN([.D59])-FIND(&quot;_&quot;;[.D59]))          )" office:value-type="string" office:string-value="access_kemas_activity_kemas_recordings_librarian_consultant" calcext:value-type="string">
            <text:p>access_kemas_activity_kemas_recordings_librarian_consultant</text:p>
          </table:table-cell>
          <table:table-cell office:value-type="string" calcext:value-type="string">
            <text:p>kemas.activity</text:p>
          </table:table-cell>
          <table:table-cell table:style-name="ce1" table:formula="of:=CONCATENATE(LEFT([.B59];FIND(&quot;.&quot;;[.B59])); &quot;model_&quot;;  SUBSTITUTE([.B59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0];&quot;.&quot;;&quot;_&quot;); &quot;_&quot; ;RIGHT([.D60];LEN([.D60])-FIND(&quot;_&quot;;[.D60]))          )" office:value-type="string" office:string-value="access_kemas_area_kemas_recordings_librarian_consultant" calcext:value-type="string">
            <text:p>access_kemas_area_kemas_recordings_librarian_consultant</text:p>
          </table:table-cell>
          <table:table-cell office:value-type="string" calcext:value-type="string">
            <text:p>kemas.area</text:p>
          </table:table-cell>
          <table:table-cell table:style-name="ce1" table:formula="of:=CONCATENATE(LEFT([.B60];FIND(&quot;.&quot;;[.B60])); &quot;model_&quot;;  SUBSTITUTE([.B60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1];&quot;.&quot;;&quot;_&quot;); &quot;_&quot; ;RIGHT([.D61];LEN([.D61])-FIND(&quot;_&quot;;[.D61]))          )" office:value-type="string" office:string-value="access_kemas_level_kemas_recordings_librarian_consultant" calcext:value-type="string">
            <text:p>access_kemas_level_kemas_recordings_librarian_consultant</text:p>
          </table:table-cell>
          <table:table-cell office:value-type="string" calcext:value-type="string">
            <text:p>kemas.level</text:p>
          </table:table-cell>
          <table:table-cell table:style-name="ce1" table:formula="of:=CONCATENATE(LEFT([.B61];FIND(&quot;.&quot;;[.B61])); &quot;model_&quot;;  SUBSTITUTE([.B61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2];&quot;.&quot;;&quot;_&quot;); &quot;_&quot; ;RIGHT([.D62];LEN([.D62])-FIND(&quot;_&quot;;[.D62]))          )" office:value-type="string" office:string-value="access_kemas_task_assigned_kemas_recordings_librarian_consultant" calcext:value-type="string">
            <text:p>access_kemas_task_assigned_kemas_recordings_librarian_consultant</text:p>
          </table:table-cell>
          <table:table-cell office:value-type="string" calcext:value-type="string">
            <text:p>kemas.task.assigned</text:p>
          </table:table-cell>
          <table:table-cell table:style-name="ce1" table:formula="of:=CONCATENATE(LEFT([.B62];FIND(&quot;.&quot;;[.B62])); &quot;model_&quot;;  SUBSTITUTE([.B62];&quot;.&quot;;&quot;_&quot;)          )" office:value-type="string" office:string-value="kemas.model_kemas_task_assigned" calcext:value-type="string">
            <text:p>kemas.model_kemas_task_assigned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3];&quot;.&quot;;&quot;_&quot;); &quot;_&quot; ;RIGHT([.D63];LEN([.D63])-FIND(&quot;_&quot;;[.D63]))          )" office:value-type="string" office:string-value="access_kemas_task_kemas_recordings_librarian_consultant" calcext:value-type="string">
            <text:p>access_kemas_task_kemas_recordings_librarian_consultant</text:p>
          </table:table-cell>
          <table:table-cell office:value-type="string" calcext:value-type="string">
            <text:p>kemas.task</text:p>
          </table:table-cell>
          <table:table-cell table:style-name="ce1" table:formula="of:=CONCATENATE(LEFT([.B63];FIND(&quot;.&quot;;[.B63])); &quot;model_&quot;;  SUBSTITUTE([.B63];&quot;.&quot;;&quot;_&quot;)          )" office:value-type="string" office:string-value="kemas.model_kemas_task" calcext:value-type="string">
            <text:p>kemas.model_kemas_task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4];&quot;.&quot;;&quot;_&quot;); &quot;_&quot; ;RIGHT([.D64];LEN([.D64])-FIND(&quot;_&quot;;[.D64]))          )" office:value-type="string" office:string-value="access_kemas_task_type_kemas_recordings_librarian_consultant" calcext:value-type="string">
            <text:p>access_kemas_task_type_kemas_recordings_librarian_consultant</text:p>
          </table:table-cell>
          <table:table-cell office:value-type="string" calcext:value-type="string">
            <text:p>kemas.task.type</text:p>
          </table:table-cell>
          <table:table-cell table:style-name="ce1" table:formula="of:=CONCATENATE(LEFT([.B64];FIND(&quot;.&quot;;[.B64])); &quot;model_&quot;;  SUBSTITUTE([.B64];&quot;.&quot;;&quot;_&quot;)          )" office:value-type="string" office:string-value="kemas.model_kemas_task_type" calcext:value-type="string">
            <text:p>kemas.model_kemas_task_typ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5];&quot;.&quot;;&quot;_&quot;); &quot;_&quot; ;RIGHT([.D65];LEN([.D65])-FIND(&quot;_&quot;;[.D65]))          )" office:value-type="string" office:string-value="access_kemas_task_category_kemas_recordings_librarian_consultant" calcext:value-type="string">
            <text:p>access_kemas_task_category_kemas_recordings_librarian_consultant</text:p>
          </table:table-cell>
          <table:table-cell office:value-type="string" calcext:value-type="string">
            <text:p>kemas.task.category</text:p>
          </table:table-cell>
          <table:table-cell table:style-name="ce1" table:formula="of:=CONCATENATE(LEFT([.B65];FIND(&quot;.&quot;;[.B65])); &quot;model_&quot;;  SUBSTITUTE([.B65];&quot;.&quot;;&quot;_&quot;)          )" office:value-type="string" office:string-value="kemas.model_kemas_task_category" calcext:value-type="string">
            <text:p>kemas.model_kemas_task_category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6];&quot;.&quot;;&quot;_&quot;); &quot;_&quot; ;RIGHT([.D66];LEN([.D66])-FIND(&quot;_&quot;;[.D66]))          )" office:value-type="string" office:string-value="access_kemas_collaborator_kemas_recordings_librarian_consultant" calcext:value-type="string">
            <text:p>access_kemas_collaborator_kemas_recordings_librarian_consultant</text:p>
          </table:table-cell>
          <table:table-cell office:value-type="string" calcext:value-type="string">
            <text:p>kemas.collaborator</text:p>
          </table:table-cell>
          <table:table-cell table:style-name="ce1" table:formula="of:=CONCATENATE(LEFT([.B66];FIND(&quot;.&quot;;[.B66])); &quot;model_&quot;;  SUBSTITUTE([.B66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7];&quot;.&quot;;&quot;_&quot;); &quot;_&quot; ;RIGHT([.D67];LEN([.D67])-FIND(&quot;_&quot;;[.D67]))          )" office:value-type="string" office:string-value="access_kemas_school4d_stage_kemas_recordings_librarian_consultant" calcext:value-type="string">
            <text:p>access_kemas_school4d_stage_kemas_recordings_librarian_consultant</text:p>
          </table:table-cell>
          <table:table-cell office:value-type="string" calcext:value-type="string">
            <text:p>kemas.school4d.stage</text:p>
          </table:table-cell>
          <table:table-cell table:style-name="ce1" table:formula="of:=CONCATENATE(LEFT([.B67];FIND(&quot;.&quot;;[.B67])); &quot;model_&quot;;  SUBSTITUTE([.B67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68];&quot;.&quot;;&quot;_&quot;); &quot;_&quot; ;RIGHT([.D68];LEN([.D68])-FIND(&quot;_&quot;;[.D68]))          )" office:value-type="string" office:string-value="access_kemas_school4d_line_kemas_recordings_librarian_consultant" calcext:value-type="string">
            <text:p>access_kemas_school4d_line_kemas_recordings_librarian_consultant</text:p>
          </table:table-cell>
          <table:table-cell office:value-type="string" calcext:value-type="string">
            <text:p>kemas.school4d_line</text:p>
          </table:table-cell>
          <table:table-cell table:style-name="ce1" table:formula="of:=CONCATENATE(LEFT([.B68];FIND(&quot;.&quot;;[.B68])); &quot;model_&quot;;  SUBSTITUTE([.B68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/>
          <table:table-cell table:style-name="ce28"/>
          <table:table-cell table:number-columns-repeated="1013"/>
        </table:table-row>
        <table:table-row table:style-name="ro4">
          <table:table-cell table:style-name="ce1" table:formula="of:=CONCATENATE( &quot;access_&quot;;  SUBSTITUTE([.B69];&quot;.&quot;;&quot;_&quot;); &quot;_&quot; ;RIGHT([.D69];LEN([.D69])-FIND(&quot;_&quot;;[.D69]))          )" office:value-type="string" office:string-value="access_kemas_school4d_detail_kemas_recordings_librarian_consultant" calcext:value-type="string">
            <text:p>access_kemas_school4d_detail_kemas_recordings_librarian_consultant</text:p>
          </table:table-cell>
          <table:table-cell office:value-type="string" calcext:value-type="string">
            <text:p>kemas.school4d_detail</text:p>
          </table:table-cell>
          <table:table-cell table:style-name="ce1" table:formula="of:=CONCATENATE(LEFT([.B69];FIND(&quot;.&quot;;[.B69])); &quot;model_&quot;;  SUBSTITUTE([.B69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/>
          <table:table-cell table:style-name="ce28"/>
          <table:table-cell table:number-columns-repeated="1013"/>
        </table:table-row>
        <table:table-row table:style-name="ro4">
          <table:table-cell table:style-name="ce1" table:formula="of:=CONCATENATE( &quot;access_&quot;;  SUBSTITUTE([.B70];&quot;.&quot;;&quot;_&quot;); &quot;_&quot; ;RIGHT([.D70];LEN([.D70])-FIND(&quot;_&quot;;[.D70]))          )" office:value-type="string" office:string-value="access_kemas_history_points_kemas_recordings_librarian_consultant" calcext:value-type="string">
            <text:p>access_kemas_history_points_kemas_recordings_librarian_consultant</text:p>
          </table:table-cell>
          <table:table-cell office:value-type="string" calcext:value-type="string">
            <text:p>kemas.history.points</text:p>
          </table:table-cell>
          <table:table-cell table:style-name="ce1" table:formula="of:=CONCATENATE(LEFT([.B70];FIND(&quot;.&quot;;[.B70])); &quot;model_&quot;;  SUBSTITUTE([.B70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1];&quot;.&quot;;&quot;_&quot;); &quot;_&quot; ;RIGHT([.D71];LEN([.D71])-FIND(&quot;_&quot;;[.D71]))          )" office:value-type="string" office:string-value="access_kemas_place_kemas_recordings_librarian_consultant" calcext:value-type="string">
            <text:p>access_kemas_place_kemas_recordings_librarian_consultant</text:p>
          </table:table-cell>
          <table:table-cell office:value-type="string" calcext:value-type="string">
            <text:p>kemas.place</text:p>
          </table:table-cell>
          <table:table-cell table:style-name="ce1" table:formula="of:=CONCATENATE(LEFT([.B71];FIND(&quot;.&quot;;[.B71])); &quot;model_&quot;;  SUBSTITUTE([.B71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2];&quot;.&quot;;&quot;_&quot;); &quot;_&quot; ;RIGHT([.D72];LEN([.D72])-FIND(&quot;_&quot;;[.D72]))          )" office:value-type="string" office:string-value="access_kemas_expositor_kemas_recordings_librarian_consultant" calcext:value-type="string">
            <text:p>access_kemas_expositor_kemas_recordings_librarian_consultant</text:p>
          </table:table-cell>
          <table:table-cell office:value-type="string" calcext:value-type="string">
            <text:p>kemas.expositor</text:p>
          </table:table-cell>
          <table:table-cell table:style-name="ce1" table:formula="of:=CONCATENATE(&quot;kemas_recordings.model_&quot;;  SUBSTITUTE([.B26];&quot;.&quot;;&quot;_&quot;)          )" office:value-type="string" office:string-value="kemas_recordings.model_kemas_expositor" calcext:value-type="string">
            <text:p>kemas_recordings.model_kemas_expositor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3];&quot;.&quot;;&quot;_&quot;); &quot;_&quot; ;RIGHT([.D73];LEN([.D73])-FIND(&quot;_&quot;;[.D73]))          )" office:value-type="string" office:string-value="access_kemas_recording_kemas_recordings_librarian_consultant" calcext:value-type="string">
            <text:p>access_kemas_recording_kemas_recordings_librarian_consultant</text:p>
          </table:table-cell>
          <table:table-cell office:value-type="string" calcext:value-type="string">
            <text:p>kemas.recording</text:p>
          </table:table-cell>
          <table:table-cell table:style-name="ce1" table:formula="of:=CONCATENATE(&quot;kemas_recordings.model_&quot;;  SUBSTITUTE([.B27];&quot;.&quot;;&quot;_&quot;)          )" office:value-type="string" office:string-value="kemas_recordings.model_kemas_recording" calcext:value-type="string">
            <text:p>kemas_recordings.model_kemas_recording</text:p>
          </table:table-cell>
          <table:table-cell office:value-type="string" calcext:value-type="string">
            <text:p>group_kemas_recordings_librarian_consultant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4];&quot;.&quot;;&quot;_&quot;); &quot;_&quot; ;RIGHT([.D74];LEN([.D74])-FIND(&quot;_&quot;;[.D74]))          )" office:value-type="string" office:string-value="access_kemas_recording_tag_kemas_recordings_librarian_consultant" calcext:value-type="string">
            <text:p>access_kemas_recording_tag_kemas_recordings_librarian_consultant</text:p>
          </table:table-cell>
          <table:table-cell office:value-type="string" calcext:value-type="string">
            <text:p>kemas.recording.tag</text:p>
          </table:table-cell>
          <table:table-cell table:style-name="ce1" table:formula="of:=CONCATENATE(&quot;kemas_recordings.model_&quot;;  SUBSTITUTE([.B28];&quot;.&quot;;&quot;_&quot;)          )" office:value-type="string" office:string-value="kemas_recordings.model_kemas_recording_tag" calcext:value-type="string">
            <text:p>kemas_recordings.model_kemas_recording_tag</text:p>
          </table:table-cell>
          <table:table-cell office:value-type="string" calcext:value-type="string">
            <text:p>group_kemas_recordings_librarian_consultant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5];&quot;.&quot;;&quot;_&quot;); &quot;_&quot; ;RIGHT([.D75];LEN([.D75])-FIND(&quot;_&quot;;[.D75]))          )" office:value-type="string" office:string-value="access_kemas_recording_type_kemas_recordings_librarian_consultant" calcext:value-type="string">
            <text:p>access_kemas_recording_type_kemas_recordings_librarian_consultant</text:p>
          </table:table-cell>
          <table:table-cell office:value-type="string" calcext:value-type="string">
            <text:p>kemas.recording.type</text:p>
          </table:table-cell>
          <table:table-cell table:style-name="ce1" table:formula="of:=CONCATENATE(&quot;kemas_recordings.model_&quot;;  SUBSTITUTE([.B29];&quot;.&quot;;&quot;_&quot;)          )" office:value-type="string" office:string-value="kemas_recordings.model_kemas_recording_type" calcext:value-type="string">
            <text:p>kemas_recordings.model_kemas_recording_type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6];&quot;.&quot;;&quot;_&quot;); &quot;_&quot; ;RIGHT([.D76];LEN([.D76])-FIND(&quot;_&quot;;[.D76]))          )" office:value-type="string" office:string-value="access_kemas_recording_series_kemas_recordings_librarian_consultant" calcext:value-type="string">
            <text:p>access_kemas_recording_series_kemas_recordings_librarian_consultant</text:p>
          </table:table-cell>
          <table:table-cell office:value-type="string" calcext:value-type="string">
            <text:p>kemas.recording.series</text:p>
          </table:table-cell>
          <table:table-cell table:style-name="ce1" table:formula="of:=CONCATENATE(&quot;kemas_recordings.model_&quot;;  SUBSTITUTE([.B30];&quot;.&quot;;&quot;_&quot;)          )" office:value-type="string" office:string-value="kemas_recordings.model_kemas_recording_series" calcext:value-type="string">
            <text:p>kemas_recordings.model_kemas_recording_series</text:p>
          </table:table-cell>
          <table:table-cell office:value-type="string" calcext:value-type="string">
            <text:p>group_kemas_recordings_librarian_consulta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7];&quot;.&quot;;&quot;_&quot;); &quot;_&quot; ;RIGHT([.D77];LEN([.D77])-FIND(&quot;_&quot;;[.D77]))          )" office:value-type="string" office:string-value="access_kemas_repository_category_kemas_recordings_librarian_consultant" calcext:value-type="string">
            <text:p>access_kemas_repository_category_kemas_recordings_librarian_consultant</text:p>
          </table:table-cell>
          <table:table-cell office:value-type="string" calcext:value-type="string">
            <text:p>kemas.repository.category</text:p>
          </table:table-cell>
          <table:table-cell table:style-name="ce1" table:formula="of:=CONCATENATE(LEFT([.B77];FIND(&quot;.&quot;;[.B77])); &quot;model_&quot;;  SUBSTITUTE([.B77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8];&quot;.&quot;;&quot;_&quot;); &quot;_&quot; ;RIGHT([.D78];LEN([.D78])-FIND(&quot;_&quot;;[.D78]))          )" office:value-type="string" office:string-value="access_kemas_repository_kemas_recordings_librarian_consultant" calcext:value-type="string">
            <text:p>access_kemas_repository_kemas_recordings_librarian_consultant</text:p>
          </table:table-cell>
          <table:table-cell office:value-type="string" calcext:value-type="string">
            <text:p>kemas.repository</text:p>
          </table:table-cell>
          <table:table-cell table:style-name="ce1" table:formula="of:=CONCATENATE(LEFT([.B78];FIND(&quot;.&quot;;[.B78])); &quot;model_&quot;;  SUBSTITUTE([.B78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79];&quot;.&quot;;&quot;_&quot;); &quot;_&quot; ;RIGHT([.D79];LEN([.D79])-FIND(&quot;_&quot;;[.D79]))          )" office:value-type="string" office:string-value="access_kemas_service_kemas_recordings_librarian_consultant" calcext:value-type="string">
            <text:p>access_kemas_service_kemas_recordings_librarian_consultant</text:p>
          </table:table-cell>
          <table:table-cell office:value-type="string" calcext:value-type="string">
            <text:p>kemas.service</text:p>
          </table:table-cell>
          <table:table-cell table:style-name="ce1" table:formula="of:=CONCATENATE(LEFT([.B79];FIND(&quot;.&quot;;[.B79])); &quot;model_&quot;;  SUBSTITUTE([.B79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0];&quot;.&quot;;&quot;_&quot;); &quot;_&quot; ;RIGHT([.D80];LEN([.D80])-FIND(&quot;_&quot;;[.D80]))          )" office:value-type="string" office:string-value="access_kemas_event_replacement_kemas_recordings_librarian_consultant" calcext:value-type="string">
            <text:p>access_kemas_event_replacement_kemas_recordings_librarian_consultant</text:p>
          </table:table-cell>
          <table:table-cell office:value-type="string" calcext:value-type="string">
            <text:p>kemas.event.replacement</text:p>
          </table:table-cell>
          <table:table-cell table:style-name="ce1" table:formula="of:=CONCATENATE(LEFT([.B80];FIND(&quot;.&quot;;[.B80])); &quot;model_&quot;;  SUBSTITUTE([.B80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1];&quot;.&quot;;&quot;_&quot;); &quot;_&quot; ;RIGHT([.D81];LEN([.D81])-FIND(&quot;_&quot;;[.D81]))          )" office:value-type="string" office:string-value="access_kemas_event_collaborator_line_kemas_recordings_librarian_consultant" calcext:value-type="string">
            <text:p>access_kemas_event_collaborator_line_kemas_recordings_librarian_consultant</text:p>
          </table:table-cell>
          <table:table-cell office:value-type="string" calcext:value-type="string">
            <text:p>kemas.event.collaborator.line</text:p>
          </table:table-cell>
          <table:table-cell table:style-name="ce1" table:formula="of:=CONCATENATE(LEFT([.B81];FIND(&quot;.&quot;;[.B81])); &quot;model_&quot;;  SUBSTITUTE([.B81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2];&quot;.&quot;;&quot;_&quot;); &quot;_&quot; ;RIGHT([.D82];LEN([.D82])-FIND(&quot;_&quot;;[.D82]))          )" office:value-type="string" office:string-value="access_kemas_event_kemas_recordings_librarian_consultant" calcext:value-type="string">
            <text:p>access_kemas_event_kemas_recordings_librarian_consultant</text:p>
          </table:table-cell>
          <table:table-cell office:value-type="string" calcext:value-type="string">
            <text:p>kemas.event</text:p>
          </table:table-cell>
          <table:table-cell table:style-name="ce1" table:formula="of:=CONCATENATE(LEFT([.B82];FIND(&quot;.&quot;;[.B82])); &quot;model_&quot;;  SUBSTITUTE([.B82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3];&quot;.&quot;;&quot;_&quot;); &quot;_&quot; ;RIGHT([.D83];LEN([.D83])-FIND(&quot;_&quot;;[.D83]))          )" office:value-type="string" office:string-value="access_kemas_event_stage_kemas_recordings_librarian_consultant" calcext:value-type="string">
            <text:p>access_kemas_event_stage_kemas_recordings_librarian_consultant</text:p>
          </table:table-cell>
          <table:table-cell office:value-type="string" calcext:value-type="string">
            <text:p>kemas.event.stage</text:p>
          </table:table-cell>
          <table:table-cell table:style-name="ce1" table:formula="of:=CONCATENATE(LEFT([.B83];FIND(&quot;.&quot;;[.B83])); &quot;model_&quot;;  SUBSTITUTE([.B83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4];&quot;.&quot;;&quot;_&quot;); &quot;_&quot; ;RIGHT([.D84];LEN([.D84])-FIND(&quot;_&quot;;[.D84]))          )" office:value-type="string" office:string-value="access_kemas_massive_email_kemas_recordings_librarian_consultant" calcext:value-type="string">
            <text:p>access_kemas_massive_email_kemas_recordings_librarian_consultant</text:p>
          </table:table-cell>
          <table:table-cell office:value-type="string" calcext:value-type="string">
            <text:p>kemas.massive.email</text:p>
          </table:table-cell>
          <table:table-cell table:style-name="ce1" table:formula="of:=CONCATENATE(LEFT([.B84];FIND(&quot;.&quot;;[.B84])); &quot;model_&quot;;  SUBSTITUTE([.B84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5];&quot;.&quot;;&quot;_&quot;); &quot;_&quot; ;RIGHT([.D85];LEN([.D85])-FIND(&quot;_&quot;;[.D85]))          )" office:value-type="string" office:string-value="access_kemas_massive_email_line_kemas_recordings_librarian_consultant" calcext:value-type="string">
            <text:p>access_kemas_massive_email_line_kemas_recordings_librarian_consultant</text:p>
          </table:table-cell>
          <table:table-cell office:value-type="string" calcext:value-type="string">
            <text:p>kemas.massive.email.line</text:p>
          </table:table-cell>
          <table:table-cell table:style-name="ce1" table:formula="of:=CONCATENATE(LEFT([.B85];FIND(&quot;.&quot;;[.B85])); &quot;model_&quot;;  SUBSTITUTE([.B85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6];&quot;.&quot;;&quot;_&quot;); &quot;_&quot; ;RIGHT([.D86];LEN([.D86])-FIND(&quot;_&quot;;[.D86]))          )" office:value-type="string" office:string-value="access_kemas_collaborator_progress_level_kemas_recordings_librarian_consultant" calcext:value-type="string">
            <text:p>access_kemas_collaborator_progress_level_kemas_recordings_librarian_consultant</text:p>
          </table:table-cell>
          <table:table-cell office:value-type="string" calcext:value-type="string">
            <text:p>kemas.collaborator.progress.level</text:p>
          </table:table-cell>
          <table:table-cell table:style-name="ce1" table:formula="of:=CONCATENATE(LEFT([.B86];FIND(&quot;.&quot;;[.B86])); &quot;model_&quot;;  SUBSTITUTE([.B86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7];&quot;.&quot;;&quot;_&quot;); &quot;_&quot; ;RIGHT([.D87];LEN([.D87])-FIND(&quot;_&quot;;[.D87]))          )" office:value-type="string" office:string-value="access_kemas_attendance_kemas_recordings_librarian_consultant" calcext:value-type="string">
            <text:p>access_kemas_attendance_kemas_recordings_librarian_consultant</text:p>
          </table:table-cell>
          <table:table-cell office:value-type="string" calcext:value-type="string">
            <text:p>kemas.attendance</text:p>
          </table:table-cell>
          <table:table-cell table:style-name="ce1" table:formula="of:=CONCATENATE(LEFT([.B87];FIND(&quot;.&quot;;[.B87])); &quot;model_&quot;;  SUBSTITUTE([.B87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8];&quot;.&quot;;&quot;_&quot;); &quot;_&quot; ;RIGHT([.D88];LEN([.D88])-FIND(&quot;_&quot;;[.D88]))          )" office:value-type="string" office:string-value="access_kemas_web_site_kemas_recordings_librarian_consultant" calcext:value-type="string">
            <text:p>access_kemas_web_site_kemas_recordings_librarian_consultant</text:p>
          </table:table-cell>
          <table:table-cell office:value-type="string" calcext:value-type="string">
            <text:p>kemas.web.site</text:p>
          </table:table-cell>
          <table:table-cell table:style-name="ce1" table:formula="of:=CONCATENATE(LEFT([.B88];FIND(&quot;.&quot;;[.B88])); &quot;model_&quot;;  SUBSTITUTE([.B88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89];&quot;.&quot;;&quot;_&quot;); &quot;_&quot; ;RIGHT([.D89];LEN([.D89])-FIND(&quot;_&quot;;[.D89]))          )" office:value-type="string" office:string-value="access_kemas_collaborator_web_site_kemas_recordings_librarian_consultant" calcext:value-type="string">
            <text:p>access_kemas_collaborator_web_site_kemas_recordings_librarian_consultant</text:p>
          </table:table-cell>
          <table:table-cell office:value-type="string" calcext:value-type="string">
            <text:p>kemas.collaborator.web.site</text:p>
          </table:table-cell>
          <table:table-cell table:style-name="ce1" table:formula="of:=CONCATENATE(LEFT([.B89];FIND(&quot;.&quot;;[.B89])); &quot;model_&quot;;  SUBSTITUTE([.B89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0];&quot;.&quot;;&quot;_&quot;); &quot;_&quot; ;RIGHT([.D90];LEN([.D90])-FIND(&quot;_&quot;;[.D90]))          )" office:value-type="string" office:string-value="access_kemas_collaborator_logbook_kemas_recordings_librarian_consultant" calcext:value-type="string">
            <text:p>access_kemas_collaborator_logbook_kemas_recordings_librarian_consultant</text:p>
          </table:table-cell>
          <table:table-cell office:value-type="string" calcext:value-type="string">
            <text:p>kemas.collaborator.logbook</text:p>
          </table:table-cell>
          <table:table-cell table:style-name="ce1" table:formula="of:=CONCATENATE(LEFT([.B90];FIND(&quot;.&quot;;[.B90])); &quot;model_&quot;;  SUBSTITUTE([.B90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1];&quot;.&quot;;&quot;_&quot;); &quot;_&quot; ;RIGHT([.D91];LEN([.D91])-FIND(&quot;_&quot;;[.D91]))          )" office:value-type="string" office:string-value="access_kemas_suspension_kemas_recordings_librarian_consultant" calcext:value-type="string">
            <text:p>access_kemas_suspension_kemas_recordings_librarian_consultant</text:p>
          </table:table-cell>
          <table:table-cell office:value-type="string" calcext:value-type="string">
            <text:p>kemas.suspension</text:p>
          </table:table-cell>
          <table:table-cell table:style-name="ce1" table:formula="of:=CONCATENATE(LEFT([.B91];FIND(&quot;.&quot;;[.B91])); &quot;model_&quot;;  SUBSTITUTE([.B91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1" table:formula="of:=CONCATENATE( &quot;access_&quot;;  SUBSTITUTE([.B92];&quot;.&quot;;&quot;_&quot;); &quot;_&quot; ;RIGHT([.D92];LEN([.D92])-FIND(&quot;_&quot;;[.D92]))          )" office:value-type="string" office:string-value="access_kemas_team_kemas_recordings_librarian_consultant" calcext:value-type="string">
            <text:p>access_kemas_team_kemas_recordings_librarian_consultant</text:p>
          </table:table-cell>
          <table:table-cell office:value-type="string" calcext:value-type="string">
            <text:p>kemas.team</text:p>
          </table:table-cell>
          <table:table-cell table:style-name="ce1" table:formula="of:=CONCATENATE(LEFT([.B92];FIND(&quot;.&quot;;[.B92])); &quot;model_&quot;;  SUBSTITUTE([.B92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1" table:formula="of:=CONCATENATE( &quot;access_&quot;;  SUBSTITUTE([.B93];&quot;.&quot;;&quot;_&quot;); &quot;_&quot; ;RIGHT([.D93];LEN([.D93])-FIND(&quot;_&quot;;[.D93]))          )" office:value-type="string" office:string-value="access_kemas_collaborator_logbook_login_kemas_recordings_librarian_consultant" calcext:value-type="string">
            <text:p>access_kemas_collaborator_logbook_login_kemas_recordings_librarian_consultant</text:p>
          </table:table-cell>
          <table:table-cell office:value-type="string" calcext:value-type="string">
            <text:p>kemas.collaborator.logbook.login</text:p>
          </table:table-cell>
          <table:table-cell table:style-name="ce1" table:formula="of:=CONCATENATE(LEFT([.B93];FIND(&quot;.&quot;;[.B93])); &quot;model_&quot;;  SUBSTITUTE([.B93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recordings_librarian_consultant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6"/>
          <table:table-cell table:style-name="ce4"/>
          <table:table-cell table:style-name="ce6" table:number-columns-repeated="1021"/>
        </table:table-row>
        <table:table-row table:style-name="ro2" table:number-rows-repeated="10482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46:Hoja2.H46 Hoja2.K22:Hoja2.K23 Hoja2.E7:Hoja2.H17 Hoja2.E40:Hoja2.H43 Hoja2.E3:Hoja2.H5 Hoja2.E29:Hoja2.H39 Hoja2.E45:Hoja2.H45 Hoja2.E20:Hoja2.H26">
            <calcext:condition calcext:apply-style-name="Untitled3" calcext:value="=0" calcext:base-cell-address="Hoja2.E3"/>
            <calcext:condition calcext:apply-style-name="Untitled2" calcext:value="=1" calcext:base-cell-address="Hoja2.E3"/>
          </calcext:conditional-format>
          <calcext:conditional-format calcext:target-range-address="Hoja2.E18:Hoja2.H18">
            <calcext:condition calcext:apply-style-name="Untitled3" calcext:value="=0" calcext:base-cell-address="Hoja2.E18"/>
            <calcext:condition calcext:apply-style-name="Untitled2" calcext:value="=1" calcext:base-cell-address="Hoja2.E18"/>
          </calcext:conditional-format>
          <calcext:conditional-format calcext:target-range-address="Hoja2.E19:Hoja2.H19">
            <calcext:condition calcext:apply-style-name="Untitled3" calcext:value="=0" calcext:base-cell-address="Hoja2.E19"/>
            <calcext:condition calcext:apply-style-name="Untitled2" calcext:value="=1" calcext:base-cell-address="Hoja2.E19"/>
          </calcext:conditional-format>
          <calcext:conditional-format calcext:target-range-address="Hoja2.E44:Hoja2.H44">
            <calcext:condition calcext:apply-style-name="Untitled3" calcext:value="=0" calcext:base-cell-address="Hoja2.E44"/>
            <calcext:condition calcext:apply-style-name="Untitled2" calcext:value="=1" calcext:base-cell-address="Hoja2.E44"/>
          </calcext:conditional-format>
          <calcext:conditional-format calcext:target-range-address="Hoja2.E6:Hoja2.H6">
            <calcext:condition calcext:apply-style-name="Untitled3" calcext:value="=0" calcext:base-cell-address="Hoja2.E6"/>
            <calcext:condition calcext:apply-style-name="Untitled2" calcext:value="=1" calcext:base-cell-address="Hoja2.E6"/>
          </calcext:conditional-format>
          <calcext:conditional-format calcext:target-range-address="Hoja2.E47:Hoja2.H47">
            <calcext:condition calcext:apply-style-name="Untitled3" calcext:value="=0" calcext:base-cell-address="Hoja2.E47"/>
            <calcext:condition calcext:apply-style-name="Untitled2" calcext:value="=1" calcext:base-cell-address="Hoja2.E47"/>
          </calcext:conditional-format>
          <calcext:conditional-format calcext:target-range-address="Hoja2.E28:Hoja2.H28">
            <calcext:condition calcext:apply-style-name="Untitled3" calcext:value="=0" calcext:base-cell-address="Hoja2.E28"/>
            <calcext:condition calcext:apply-style-name="Untitled2" calcext:value="=1" calcext:base-cell-address="Hoja2.E28"/>
          </calcext:conditional-format>
          <calcext:conditional-format calcext:target-range-address="Hoja2.E27:Hoja2.H27">
            <calcext:condition calcext:apply-style-name="Untitled3" calcext:value="=0" calcext:base-cell-address="Hoja2.E27"/>
            <calcext:condition calcext:apply-style-name="Untitled2" calcext:value="=1" calcext:base-cell-address="Hoja2.E27"/>
          </calcext:conditional-format>
          <calcext:conditional-format calcext:target-range-address="Hoja2.E92:Hoja2.H92 Hoja2.K68:Hoja2.K69 Hoja2.E53:Hoja2.H63 Hoja2.E86:Hoja2.H89 Hoja2.E49:Hoja2.H51 Hoja2.E75:Hoja2.H85 Hoja2.E91:Hoja2.H91 Hoja2.E66:Hoja2.H72">
            <calcext:condition calcext:apply-style-name="Untitled3" calcext:value="=0" calcext:base-cell-address="Hoja2.E49"/>
            <calcext:condition calcext:apply-style-name="Untitled2" calcext:value="=1" calcext:base-cell-address="Hoja2.E49"/>
          </calcext:conditional-format>
          <calcext:conditional-format calcext:target-range-address="Hoja2.E64:Hoja2.H64">
            <calcext:condition calcext:apply-style-name="Untitled3" calcext:value="=0" calcext:base-cell-address="Hoja2.E64"/>
            <calcext:condition calcext:apply-style-name="Untitled2" calcext:value="=1" calcext:base-cell-address="Hoja2.E64"/>
          </calcext:conditional-format>
          <calcext:conditional-format calcext:target-range-address="Hoja2.E65:Hoja2.H65">
            <calcext:condition calcext:apply-style-name="Untitled3" calcext:value="=0" calcext:base-cell-address="Hoja2.E65"/>
            <calcext:condition calcext:apply-style-name="Untitled2" calcext:value="=1" calcext:base-cell-address="Hoja2.E65"/>
          </calcext:conditional-format>
          <calcext:conditional-format calcext:target-range-address="Hoja2.E90:Hoja2.H90">
            <calcext:condition calcext:apply-style-name="Untitled3" calcext:value="=0" calcext:base-cell-address="Hoja2.E90"/>
            <calcext:condition calcext:apply-style-name="Untitled2" calcext:value="=1" calcext:base-cell-address="Hoja2.E90"/>
          </calcext:conditional-format>
          <calcext:conditional-format calcext:target-range-address="Hoja2.E52:Hoja2.H52">
            <calcext:condition calcext:apply-style-name="Untitled3" calcext:value="=0" calcext:base-cell-address="Hoja2.E52"/>
            <calcext:condition calcext:apply-style-name="Untitled2" calcext:value="=1" calcext:base-cell-address="Hoja2.E52"/>
          </calcext:conditional-format>
          <calcext:conditional-format calcext:target-range-address="Hoja2.E93:Hoja2.H93">
            <calcext:condition calcext:apply-style-name="Untitled3" calcext:value="=0" calcext:base-cell-address="Hoja2.E93"/>
            <calcext:condition calcext:apply-style-name="Untitled2" calcext:value="=1" calcext:base-cell-address="Hoja2.E93"/>
          </calcext:conditional-format>
          <calcext:conditional-format calcext:target-range-address="Hoja2.E74:Hoja2.H74">
            <calcext:condition calcext:apply-style-name="Untitled3" calcext:value="=0" calcext:base-cell-address="Hoja2.E74"/>
            <calcext:condition calcext:apply-style-name="Untitled2" calcext:value="=1" calcext:base-cell-address="Hoja2.E74"/>
          </calcext:conditional-format>
          <calcext:conditional-format calcext:target-range-address="Hoja2.E73:Hoja2.H73">
            <calcext:condition calcext:apply-style-name="Untitled3" calcext:value="=0" calcext:base-cell-address="Hoja2.E73"/>
            <calcext:condition calcext:apply-style-name="Untitled2" calcext:value="=1" calcext:base-cell-address="Hoja2.E73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18:41:39.2577293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1-20T18:44:09.724519924</dc:date>
    <meta:editing-duration>PT18H58M12S</meta:editing-duration>
    <meta:editing-cycles>210</meta:editing-cycles>
    <meta:document-statistic meta:table-count="2" meta:cell-count="3600" meta:object-count="0"/>
  </office:meta>
</office:document-meta>
</file>